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fo:keep-with-next="always"/>
    </style:style>
    <style:style style:name="P2" style:family="paragraph" style:parent-style-name="code">
      <style:paragraph-properties fo:orphans="2" fo:widows="2"/>
    </style:style>
    <style:style style:name="P3" style:family="paragraph" style:parent-style-name="body">
      <style:paragraph-properties fo:orphans="2" fo:widows="2"/>
    </style:style>
    <style:style style:name="P4" style:family="paragraph" style:parent-style-name="body">
      <style:paragraph-properties fo:orphans="2" fo:widows="2"/>
      <style:text-properties style:font-name="Courier New1"/>
    </style:style>
    <style:style style:name="P5" style:family="paragraph" style:parent-style-name="bullet2">
      <style:paragraph-properties fo:margin-top="0in" fo:margin-bottom="0.0138in" fo:orphans="2" fo:widows="2"/>
    </style:style>
    <style:style style:name="P6" style:family="paragraph" style:parent-style-name="Standard">
      <style:paragraph-properties fo:margin-top="0in" fo:margin-bottom="0in" fo:orphans="2" fo:widows="2"/>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bullet">
      <style:paragraph-properties fo:margin-top="0in" fo:margin-bottom="0.0693in" fo:orphans="2" fo:widows="2"/>
    </style:style>
    <style:style style:name="P10" style:family="paragraph" style:parent-style-name="Heading_20_2">
      <style:paragraph-properties fo:margin-top="0in" fo:margin-bottom="0.0555in" fo:orphans="2" fo:widows="2"/>
    </style:style>
    <style:style style:name="P11" style:family="paragraph" style:parent-style-name="Heading_20_3">
      <style:paragraph-properties fo:orphans="2" fo:widows="2"/>
    </style:style>
    <style:style style:name="P12" style:family="paragraph" style:parent-style-name="Heading_20_3">
      <style:paragraph-properties fo:margin-top="0.0417in" fo:margin-bottom="0.0693in" fo:orphans="2" fo:widows="2"/>
    </style:style>
    <style:style style:name="P13" style:family="paragraph" style:parent-style-name="Heading_20_3">
      <style:paragraph-properties fo:margin-top="0.028in" fo:margin-bottom="0.0693in" fo:orphans="2" fo:widows="2"/>
    </style:style>
    <style:style style:name="P14" style:family="paragraph" style:parent-style-name="Heading_20_1" style:master-page-name="Standard">
      <style:paragraph-properties fo:margin-top="0in" fo:margin-bottom="0in" fo:orphans="2" fo:widows="2" style:page-number="auto"/>
    </style:style>
    <style:style style:name="P15" style:family="paragraph" style:parent-style-name="sectionheading">
      <style:paragraph-properties fo:margin-top="0.0417in" fo:margin-bottom="0.0555in" fo:orphans="2" fo:widows="2"/>
    </style:style>
    <style:style style:name="P16" style:family="paragraph" style:parent-style-name="sectionheading">
      <style:paragraph-properties fo:margin-top="0.028in" fo:margin-bottom="0.0555in" fo:orphans="2" fo:widows="2"/>
    </style:style>
    <style:style style:name="P17"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urier New2"/>
    </style:style>
    <style:style style:name="T5" style:family="text">
      <style:text-properties style:font-name="Courier New1"/>
    </style:style>
    <style:style style:name="T6" style:family="text">
      <style:text-properties style:use-window-font-color="true" style:font-name="Times New Roman" fo:font-size="10.5pt" style:font-size-asian="10.5pt" style:font-size-complex="10.5pt"/>
    </style:style>
    <style:style style:name="T7" style:family="text">
      <style:text-properties style:use-window-font-color="true" style:font-name="Times New Roman" fo:font-size="10pt" style:font-size-asian="10pt" style:font-size-complex="10pt"/>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7" svg:width="6.4996in" svg:height="0.135in" svg:x="-2.3752in" svg:y="0in">
        <draw:image xlink:href="Pictures/20000007000025F9000000C9F0140E06.wmf" xlink:type="simple" xlink:show="embed" xlink:actuate="onLoad">
          <text:p/>
        </draw:image>
      </draw:frame>
      <draw:frame text:anchor-type="page" text:anchor-page-number="1" draw:z-index="2" draw:name="Picture 67"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4" draw:name="Picture 68"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6" draw:name="Picture 69"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7" draw:name="Picture 70"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8" draw:name="Picture 71"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9" draw:name="Picture 72"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0" draw:name="Picture 73"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2" draw:name="Picture 74"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3" draw:name="Picture 75"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4" draw:name="Picture 76"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6" draw:name="Picture 77"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7" draw:name="Picture 78"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8" draw:name="Picture 79" draw:style-name="gr2" draw:text-style-name="P17" svg:width="2.7913in" svg:height="0.135in" svg:x="-2.3752in" svg:y="0in">
        <draw:image xlink:href="Pictures/2000000700000FB5000000C94FDA4EAC.wmf" xlink:type="simple" xlink:show="embed" xlink:actuate="onLoad">
          <text:p/>
        </draw:image>
      </draw:frame>
      <text:h text:style-name="P14" text:outline-level="1">Object-Relational Mapping</text:h>
      <text:p text:style-name="P7"><text:bookmark text:name="_GoBack"/><draw:frame draw:style-name="fr2" draw:name="graphics1" text:anchor-type="as-char" svg:width="6.5in" svg:height="0.1346in" draw:z-index="36"><draw:image xlink:href="Pictures/20000007000025F9000000C9F0140E06.wmf" xlink:type="simple" xlink:show="embed" xlink:actuate="onLoad"/></draw:frame></text:p>
      <text:p text:style-name="P3">JDO is datastore-independent. However, many JDO implementations support storage of persistent instances in relational databases, and this storage requires that the domain object model be mapped to the relational schema. The <text:alphabetical-index-mark-start text:id="IMark80185852" text:main-entry="true"/>mapping strategies<text:alphabetical-index-mark-end text:id="IMark80185852"/> for simple cases are for the most part the same from one JDO implementation to another. For example, typically a class is mapped to one or more tables, and fields are mapped to one or more columns. </text:p>
      <text:p text:style-name="P3">The most common mapping paradigms are standardized, which allows users to define their mapping once and use the mapping for multiple implementations. </text:p>
      <text:h text:style-name="P15" text:outline-level="4"><text:tab/><text:tab/>Mapping Overview</text:h>
      <text:p text:style-name="P3">Mapping between the domain object model and the relational database schema is specified from the perspective of the object model. Each class is mapped to a primary table and possibly multiple secondary tables and multiple join tables. Fields in the class are mapped to columns in either the primary table, secondary tables, or join tables. Simple field types typically map to single columns. Complex field types (Collections, Maps, and arrays) typically map to multiple columns.</text:p>
      <text:p text:style-name="P3">Secondary tables represent non-normalized tables that contain zero or one row corresponding to each row in the primary table, and contain field values for the persistent class. These tables might be modeled as one-to-one relationships, but they can be modeled as containing nullable field values instead.</text:p>
      <text:p text:style-name="P3">Secondary tables might be used by a single field mapping or by multiple field mappings. If used by a single field mapping, the join conditions linking the primary and secondary table might be specified in the field mapping itself. If used by multiple field mappings, the join conditions might be specified in each field mapping or specified in the class mapping.</text:p>
      <text:p text:style-name="P3">Complex field types are mapped by mapping each of the components individually. Collections map the element and optional order components. Maps map the key and value components. Arrays map the element and order components.</text:p>
      <text:h text:style-name="P15" text:outline-level="4"><text:tab/><text:tab/><text:alphabetical-index-mark-start text:id="IMark80185852" text:main-entry="true"/>Mapping Strategies<text:alphabetical-index-mark-end text:id="IMark80185852"/></text:h>
      <text:p text:style-name="P3">The specification does not standardize how the mapping files are generated. Most implementations will support one or more of the following strategies for creating mapping files:</text:p>
      <text:p text:style-name="P9">•<text:tab/>starting with a relational schema, generate persistence-capable classes and the mapping to relate them (sometimes referred to as reverse mapping or class generation);</text:p>
      <text:p text:style-name="P9">•<text:tab/>starting with persistence-capable classes, generate the relational schema and the mapping to relate them (sometimes called forward mapping or schema generation);</text:p>
      <text:p text:style-name="P9">•<text:tab/>starting with a relational schema and persistence-capable classes, create the mapping to relate them (sometimes called meet-in-the-middle mapping).</text:p>
      <text:p text:style-name="P3"><text:soft-page-break/>This specification does not standardize how the mapping files are created. Implementations might support command-line or interactive GUI-based tools to assist in the process.</text:p>
      <text:p text:style-name="P3">There is no portable behavior for incompletely specified mappings. When a portable application runs, the mapping is completely specified by the mapping metadata, regardless of whether the user created the mapping or the mapping was created by a tool. If the mapping is incompletely specifed, the JDO implementation might silently use mapping defaults or throw an exception. </text:p>
      <text:p text:style-name="P8"><draw:frame draw:style-name="fr2" draw:name="1" text:anchor-type="as-char" svg:width="2.7917in" svg:height="0.1346in" draw:z-index="1"><draw:image xlink:href="Pictures/2000000700000FB5000000C94FDA4EAC.wmf" xlink:type="simple" xlink:show="embed" xlink:actuate="onLoad"/></draw:frame></text:p>
      <text:h text:style-name="P10" text:outline-level="2">Column Elements</text:h>
      <text:p text:style-name="P3">Column elements used for simple, non-<text:alphabetical-index-mark-start text:id="IMark80185852" text:main-entry="true"/>relationship<text:alphabetical-index-mark-end text:id="IMark80185852"/> field value mapping specify at least the column name. The field value is loaded from the value of the named column. </text:p>
      <text:p text:style-name="P3">The column element might contain additional information about the column, for use in generating schema. This might include the scale and precision for numeric types, the maximum length for variable-length field types, the jdbc type of the column, the sql type of the column, or the position of the column in the table definition. This information is ignored for runtime use, with the following exception: if the jdbc type of the column does not match the default jdbc type for the field's class (for example, a String field is mapped to a CLOB rather than a VARCHAR column), the jdbc type information is required at runtime.</text:p>
      <text:p text:style-name="P3">Column elements that contain only the column name can be omitted, if the column name is instead contained in the enclosing element. Thus, a field element is defined to allow a column attribute if only the name is needed, or a column element if more than the name is needed. If both column attribute and column element are specified for any element, it is a user error.</text:p>
      <text:h text:style-name="P15" text:outline-level="4"><text:tab/><text:tab/>Mapping enums</text:h>
      <text:p text:style-name="P3">Mapping an enum to a fixed-precision numeric type uses the <text:span text:style-name="T1">ordinal()</text:span> value for storage; mapping to a character column type (<text:span text:style-name="T5">CHAR</text:span>, <text:span text:style-name="T5">VARCHAR</text:span>, etc.) uses the <text:span text:style-name="T1">name()</text:span> value for storage; mapping to any other column type is not portable.</text:p>
      <text:p text:style-name="P3">The default jdbc-type for columns mapped to enums is <text:span text:style-name="T5">VARCHAR</text:span>. This provides maximum flexibility as the enum evolves, as it uses the name of the enum for storage. As more enum values are added, the name does not change, whereas the ordinal value will change if enum values are added anywhere except at the end.</text:p>
      <text:p text:style-name="P3">For portability, if the mapping should use the ordinal value for storage, then the jdbc-type must be specified in the column metadata as a fixed precision numeric type. An implementation might support floating point types for storage, and might auto-detect the column type but this behavior is not portable.</text:p>
      <text:h text:style-name="P12" text:outline-level="3">Mapping single-valued fields to columns</text:h>
      <text:p text:style-name="P3">This example demonstrates mappings between fields and value columns.</text:p>
      <text:p text:style-name="P1"><draw:frame draw:style-name="fr1" draw:name="Frame1" text:anchor-type="paragraph" svg:x="-0.0008in" svg:y="-0.0008in" fo:min-width="0.0161in" draw:z-index="20"><draw:text-box fo:min-height="0.0161in"><text:p text:style-name="Frame_20_contents"/></draw:text-box></draw:frame></text:p>
      <text:p text:style-name="P2">package com.xyz;</text:p>
      <text:p text:style-name="P2">public class Address {</text:p>
      <text:p text:style-name="P2"><text:tab/>String street;</text:p>
      <text:p text:style-name="P2"><text:tab/>String city;</text:p>
      <text:p text:style-name="P2"><text:tab/>State state;</text:p>
      <text:p text:style-name="P2"><text:tab/>String zip;</text:p>
      <text:p text:style-name="P2"><text:soft-page-break/><text:tab/>String deliveryInstructions;</text:p>
      <text:p text:style-name="P2">}</text:p>
      <text:p text:style-name="P2">package com.xyz;</text:p>
      <text:p text:style-name="P2">public enum State {</text:p>
      <text:p text:style-name="P2">AL("Alabama"),</text:p>
      <text:p text:style-name="P2">...</text:p>
      <text:p text:style-name="P2">WY("Wyoming");</text:p>
      <text:p text:style-name="P2">}</text:p>
      <text:p text:style-name="P2"/>
      <text:p text:style-name="P2">CREATE TABLE ADDR (</text:p>
      <text:p text:style-name="P2"><text:s text:c="4"/>STREET VARCHAR(255) PRIMARY KEY,</text:p>
      <text:p text:style-name="P2"><text:s text:c="4"/>CITY VARCHAR(255),</text:p>
      <text:p text:style-name="P2"><text:s text:c="4"/>STATE CHAR(2),</text:p>
      <text:p text:style-name="P2"><text:s text:c="4"/>ZIPCODE VARCHAR(10),</text:p>
      <text:p text:style-name="P2"><text:s text:c="4"/>DELIV_INS CLOB</text:p>
      <text:p text:style-name="P2">)</text:p>
      <text:p text:style-name="P2"/>
      <text:p text:style-name="P2">&lt;orm&gt;</text:p>
      <text:p text:style-name="P2"><text:s text:c="4"/>&lt;package name="com.xyz"&gt;</text:p>
      <text:p text:style-name="P2"><text:s text:c="8"/>&lt;class name="Address" table="ADDR"&gt;</text:p>
      <text:p text:style-name="P2"><text:s text:c="12"/>&lt;field name="street" column="STREET"/&gt;</text:p>
      <text:p text:style-name="P2"><text:s text:c="12"/>&lt;field name="city" column="CITY"/&gt;</text:p>
      <text:p text:style-name="P2"><text:s text:c="12"/>&lt;field name="state" column="STATE"/&gt;</text:p>
      <text:p text:style-name="P2"><text:s text:c="12"/>&lt;field name="zip" column="ZIPCODE"/&gt;</text:p>
      <text:p text:style-name="P2"><text:s text:c="12"/>&lt;field name="deliveryInstructions"&gt;</text:p>
      <text:p text:style-name="P2"><text:tab/><text:tab/><text:tab/><text:tab/><text:tab/> &lt;column name="DELIV_INS" jdbc-type="CLOB"/&gt;</text:p>
      <text:p text:style-name="P2"><text:s text:c="12"/>&lt;/field&gt;</text:p>
      <text:p text:style-name="P2"><text:s text:c="8"/>&lt;/class&gt;</text:p>
      <text:p text:style-name="P2"><text:s text:c="4"/>&lt;/package&gt;</text:p>
      <text:p text:style-name="P2">&lt;/orm&gt;</text:p>
      <text:p text:style-name="P3"/>
      <text:p text:style-name="P8"><draw:frame draw:style-name="fr2" draw:name="2" text:anchor-type="as-char" svg:width="2.7917in" svg:height="0.1346in" draw:z-index="3"><draw:image xlink:href="Pictures/2000000700000FB5000000C94FDA4EAC.wmf" xlink:type="simple" xlink:show="embed" xlink:actuate="onLoad"/></draw:frame></text:p>
      <text:h text:style-name="P10" text:outline-level="2"><text:bookmark text:name="R10Join"/>Join Condition</text:h>
      <text:p text:style-name="P3">Secondary tables and join tables are mapped using a join condition that associates a column or columns in the secondary or join table with a column or columns in the primary table, typically the primary table’s primary key columns.</text:p>
      <text:p text:style-name="P3">Column elements used for <text:alphabetical-index-mark-start text:id="IMark80185852" text:main-entry="true"/>relationship<text:alphabetical-index-mark-end text:id="IMark80185852"/> mapping or join conditions specify the column name and optionally the target column name. The target column name is the name of the column in the associated table corresponding to the named column. The target column name is optional when the target column is the single primary key column of the associated table, or when the target column name is identical to the join column name. </text:p>
      <text:p text:style-name="P3"><text:span text:style-name="T2">NOTE: </text:span><text:span text:style-name="T3">This usage of column elements is fundamentally different from the usage of column elements for value mapping. For value mapping, the name attribute names the column that contains the value to be used. For join conditions, the name attribute names the column that contains the reference data to be joined to the primary key column of the target.</text:span> </text:p>
      <text:h text:style-name="P12" text:outline-level="3"><text:tab/>Secondary Table mapping</text:h>
      <text:p text:style-name="P3">This example demonstrates the use of join elements to represent join conditions linking a class' primary table and secondary tables used by fields.</text:p>
      <text:p text:style-name="P1"><draw:frame draw:style-name="fr1" draw:name="Frame2" text:anchor-type="paragraph" svg:x="-0.0008in" svg:y="-0.0008in" fo:min-width="0.0161in" draw:z-index="21"><draw:text-box fo:min-height="0.0161in"><text:p text:style-name="Frame_20_contents"/></draw:text-box></draw:frame><text:soft-page-break/></text:p>
      <text:p text:style-name="P2">package com.xyz;</text:p>
      <text:p text:style-name="P2">public class Address {</text:p>
      <text:p text:style-name="P2"><text:tab/>String street;</text:p>
      <text:p text:style-name="P2"><text:tab/>String city;</text:p>
      <text:p text:style-name="P2"><text:tab/>String state;</text:p>
      <text:p text:style-name="P2"><text:tab/>String zip;</text:p>
      <text:p text:style-name="P2"><text:tab/>String deliveryInstructions;</text:p>
      <text:p text:style-name="P2"><text:tab/>boolean signatureRequired;</text:p>
      <text:p text:style-name="P2"><text:tab/>byte[] mapJPG;</text:p>
      <text:p text:style-name="P2">}</text:p>
      <text:p text:style-name="P2"/>
      <text:p text:style-name="P2">CREATE TABLE ADDR (</text:p>
      <text:p text:style-name="P2"><text:s text:c="4"/>STREET VARCHAR(255) PRIMARY KEY,</text:p>
      <text:p text:style-name="P2"><text:s text:c="4"/>CITY VARCHAR(255),</text:p>
      <text:p text:style-name="P2"><text:s text:c="4"/>STATE CHAR(2),</text:p>
      <text:p text:style-name="P2"><text:s text:c="4"/>ZIPCODE VARCHAR(10)</text:p>
      <text:p text:style-name="P2">)</text:p>
      <text:p text:style-name="P2"/>
      <text:p text:style-name="P2">CREATE TABLE DELIV (</text:p>
      <text:p text:style-name="P2"><text:s text:c="4"/>ADDR_STREET VARCHAR(255),</text:p>
      <text:p text:style-name="P2"><text:s text:c="4"/>SIG_REQUIRED BIT,</text:p>
      <text:p text:style-name="P2"><text:s text:c="4"/>DELIV_INS CLOB</text:p>
      <text:p text:style-name="P2">)</text:p>
      <text:p text:style-name="P2"/>
      <text:p text:style-name="P2">CREATE TABLE MAPQUEST_INFO (</text:p>
      <text:p text:style-name="P2"><text:s text:c="4"/>ADDR_STREET VARCHAR(255),</text:p>
      <text:p text:style-name="P2"><text:s text:c="4"/>MAPQUEST_IMAGE BLOB</text:p>
      <text:p text:style-name="P2">)</text:p>
      <text:p text:style-name="P2"/>
      <text:p text:style-name="P2">&lt;orm&gt;</text:p>
      <text:p text:style-name="P2"><text:tab/>&lt;package name="com.xyz"&gt;</text:p>
      <text:p text:style-name="P2"><text:tab/><text:tab/>&lt;class name="Address" table="ADDR"&gt;</text:p>
      <text:p text:style-name="P2"><text:tab/><text:tab/><text:tab/>&lt;!-- shared join condition used by fields in DELIV --&gt;</text:p>
      <text:p text:style-name="P2"><text:tab/><text:tab/><text:tab/>&lt;join table="DELIV" column="ADDR_STREET"/&gt;</text:p>
      <text:p text:style-name="P2"><text:tab/><text:tab/><text:tab/>&lt;field name="street" column="STREET"/&gt;</text:p>
      <text:p text:style-name="P2"><text:tab/><text:tab/><text:tab/>&lt;field name="city" column="CITY"/&gt;</text:p>
      <text:p text:style-name="P2"><text:tab/><text:tab/><text:tab/>&lt;field name="state" column="STATE"/&gt;</text:p>
      <text:p text:style-name="P2"><text:tab/><text:tab/><text:tab/>&lt;field name="zip" column="ZIPCODE"/&gt;</text:p>
      <text:p text:style-name="P2"><text:tab/><text:tab/><text:tab/>&lt;field name="signatureRequired" table="DELIV"</text:p>
      <text:p text:style-name="P2"><text:tab/><text:tab/><text:tab/><text:tab/>column="SIG_REQUIRED"/&gt;</text:p>
      <text:p text:style-name="P2"><text:tab/><text:tab/><text:tab/>&lt;field name="deliveryInstructions" table="DELIV"&gt;</text:p>
      <text:p text:style-name="P2"><text:tab/><text:tab/><text:tab/><text:tab/>&lt;column name="DELIV_INS" jdbc-type="CLOB"/&gt;</text:p>
      <text:p text:style-name="P2"><text:tab/><text:tab/><text:tab/>&lt;/field&gt;</text:p>
      <text:p text:style-name="P2"><text:tab/><text:tab/><text:tab/>&lt;field name="mapJPG" table="MAPQUEST_INFO" </text:p>
      <text:p text:style-name="P2"><text:tab/><text:tab/><text:tab/><text:tab/>column="MAPQUEST_IMAGE"&gt;</text:p>
      <text:p text:style-name="P2"><text:tab/><text:tab/><text:tab/>&lt;!-- join condition defined for this field only --&gt;</text:p>
      <text:p text:style-name="P2"><text:tab/><text:tab/><text:tab/><text:tab/>&lt;join column="ADDR_STREET"/&gt;</text:p>
      <text:p text:style-name="P2"><text:tab/><text:tab/><text:tab/>&lt;/field&gt;</text:p>
      <text:p text:style-name="P2"><text:tab/><text:tab/>&lt;/class&gt;</text:p>
      <text:p text:style-name="P2"><text:tab/>&lt;/package&gt;</text:p>
      <text:p text:style-name="P2">&lt;/orm&gt;</text:p>
      <text:h text:style-name="P11" text:outline-level="3"><text:soft-page-break/>Map using join table</text:h>
      <text:p text:style-name="P3">This example uses the <text:span text:style-name="T5">&lt;join&gt;</text:span> element to map a <text:span text:style-name="T5">Map&lt;Date,String&gt;</text:span> field to a join table. <text:s/>Note that in this example, the primary table has a compound primary key, requiring the use of the target attribute in join conditions.</text:p>
      <text:p text:style-name="P1"><draw:frame draw:style-name="fr1" draw:name="Frame3" text:anchor-type="paragraph" svg:x="-0.0008in" svg:y="-0.0008in" fo:min-width="0.0161in" draw:z-index="22"><draw:text-box fo:min-height="0.0161in"><text:p text:style-name="Frame_20_contents"/></draw:text-box></draw:frame></text:p>
      <text:p text:style-name="P2">package com.xyz;</text:p>
      <text:p text:style-name="P2">public class Address {</text:p>
      <text:p text:style-name="P2"><text:tab/>String street;</text:p>
      <text:p text:style-name="P2"><text:tab/>String city;</text:p>
      <text:p text:style-name="P2"><text:tab/>String state;</text:p>
      <text:p text:style-name="P2"><text:tab/>String zip;</text:p>
      <text:p text:style-name="P2"><text:tab/>String deliveryInstructions;</text:p>
      <text:p text:style-name="P2"><text:tab/>boolean signatureRequired;</text:p>
      <text:p text:style-name="P2"><text:tab/>Map&lt;Date,String&gt; deliveryRecords;</text:p>
      <text:p text:style-name="P2">}</text:p>
      <text:p text:style-name="P2"/>
      <text:p text:style-name="P2">CREATE TABLE ADDR (</text:p>
      <text:p text:style-name="P2"><text:s text:c="4"/>STREET VARCHAR(255),</text:p>
      <text:p text:style-name="P2"><text:s text:c="4"/>CITY VARCHAR(255),</text:p>
      <text:p text:style-name="P2"><text:s text:c="4"/>STATE CHAR(2),</text:p>
      <text:p text:style-name="P2"><text:s text:c="4"/>ZIPCODE VARCHAR(10),</text:p>
      <text:p text:style-name="P2"><text:s text:c="4"/>PRIMARY KEY (STREET, ZIPCODE)</text:p>
      <text:p text:style-name="P2">)</text:p>
      <text:p text:style-name="P2"/>
      <text:p text:style-name="P2">CREATE TABLE DELIV_RECORDS (</text:p>
      <text:p text:style-name="P2"><text:s text:c="4"/>ADDR_STREET VARCHAR(255),</text:p>
      <text:p text:style-name="P2"><text:s text:c="4"/>ADDR_ZIPCODE VARCHAR(10),</text:p>
      <text:p text:style-name="P2"><text:s text:c="4"/>DELIV_DATE TIMESTAMP,</text:p>
      <text:p text:style-name="P2"><text:s text:c="4"/>SIGNED_BY VARCHAR(255)</text:p>
      <text:p text:style-name="P2">)</text:p>
      <text:p text:style-name="P2"/>
      <text:p text:style-name="P2">&lt;orm&gt;</text:p>
      <text:p text:style-name="P2"><text:tab/>&lt;package name="com.xyz"&gt;</text:p>
      <text:p text:style-name="P2"><text:tab/><text:tab/>&lt;class name="Address" table="ADDR"&gt;</text:p>
      <text:p text:style-name="P2"><text:tab/><text:tab/><text:tab/>&lt;field name="street" column="STREET"/&gt;</text:p>
      <text:p text:style-name="P2"><text:tab/><text:tab/><text:tab/>&lt;field name="city" column="CITY"/&gt;</text:p>
      <text:p text:style-name="P2"><text:tab/><text:tab/><text:tab/>&lt;field name="state" column="STATE"/&gt;</text:p>
      <text:p text:style-name="P2"><text:tab/><text:tab/><text:tab/>&lt;field name="zip" column="ZIPCODE"/&gt;</text:p>
      <text:p text:style-name="P2"><text:tab/><text:tab/><text:tab/>&lt;!-- field type is Map&lt;Date,String&gt; --&gt;</text:p>
      <text:p text:style-name="P2"><text:tab/><text:tab/><text:tab/>&lt;field name="deliveryRecords" table="DELIV_RECORDS"&gt;</text:p>
      <text:p text:style-name="P2"><text:tab/><text:tab/><text:tab/><text:tab/>&lt;join&gt;</text:p>
      <text:p text:style-name="P2"><text:tab/><text:tab/><text:tab/><text:tab/><text:tab/>&lt;column name="ADDR_STREET" target="STREET"/&gt;</text:p>
      <text:p text:style-name="P2"><text:tab/><text:tab/><text:tab/><text:tab/><text:tab/>&lt;column name="ADDR_ZIPCODE" target="ZIPCODE"/&gt;</text:p>
      <text:p text:style-name="P2"><text:tab/><text:tab/><text:tab/><text:tab/>&lt;/join&gt;</text:p>
      <text:p text:style-name="P2"><text:tab/><text:tab/><text:tab/><text:tab/>&lt;key column="DELIV_DATE"/&gt;</text:p>
      <text:p text:style-name="P2"><text:tab/><text:tab/><text:tab/><text:tab/>&lt;value column="SIGNED_BY"/&gt;</text:p>
      <text:p text:style-name="P2"><text:tab/><text:tab/><text:tab/>&lt;/field&gt;</text:p>
      <text:p text:style-name="P2"><text:tab/><text:tab/>&lt;/class&gt;</text:p>
      <text:p text:style-name="P2"><text:tab/>&lt;/package&gt;</text:p>
      <text:p text:style-name="P2">&lt;/orm&gt;</text:p>
      <text:p text:style-name="P8"><text:soft-page-break/><draw:frame draw:style-name="fr2" draw:name="3" text:anchor-type="as-char" svg:width="2.7917in" svg:height="0.1346in" draw:z-index="5"><draw:image xlink:href="Pictures/2000000700000FB5000000C94FDA4EAC.wmf" xlink:type="simple" xlink:show="embed" xlink:actuate="onLoad"/></draw:frame></text:p>
      <text:h text:style-name="P10" text:outline-level="2"><text:bookmark text:name="R10RelationshipMapping"/><text:alphabetical-index-mark-start text:id="IMark80185852" text:main-entry="true"/>Relationship<text:alphabetical-index-mark-end text:id="IMark80185852"/> Mapping</text:h>
      <text:p text:style-name="P3">Column elements used for <text:alphabetical-index-mark-start text:id="IMark80185852" text:main-entry="true"/>relationship<text:alphabetical-index-mark-end text:id="IMark80185852"/> mapping are contained in either the field element directly in the case of a simple reference, or in one of the collection, map, or array elements contained in the field element.</text:p>
      <text:p text:style-name="P3">In case only the column name is needed for mapping, the column name might be specified in the field, collection, or array element directly instead of requiring a column element with only a name.</text:p>
      <text:p text:style-name="P3">If two relationships (one on each side of an association) are mapped to the same column, the field on only one side of the association needs to be explicitly mapped.</text:p>
      <text:p text:style-name="P3">The field on the other side of the <text:alphabetical-index-mark-start text:id="IMark80185852" text:main-entry="true"/>relationship<text:alphabetical-index-mark-end text:id="IMark80185852"/> can be mapped by using the <text:alphabetical-index-mark-start text:id="IMark149814476" text:main-entry="true"/>mapped-by<text:alphabetical-index-mark-end text:id="IMark149814476"/> attribute identifying the field on the side that defines the mapping. <text:span text:style-name="Assertion">A15.3-14 [</text:span>Regardless of which side changes the <text:alphabetical-index-mark-start text:id="IMark80186860" text:main-entry="true"/>relationship<text:alphabetical-index-mark-end text:id="IMark80186860"/>, flush (whether done as part of commit or explicitly by the user) will modify the datastore to reflect the change and will update the memory model for consistency. There is no further behavior implied by having both sides of the <text:alphabetical-index-mark-start text:id="IMark80187004" text:main-entry="true"/>relationship<text:alphabetical-index-mark-end text:id="IMark80187004"/> map to the same database column(s). In particular, making a change to one side of the <text:alphabetical-index-mark-start text:id="IMark149814092" text:main-entry="true"/>relationship<text:alphabetical-index-mark-end text:id="IMark149814092"/> does not imply any runtime behavior by the JDO implementation to change the other side of the <text:alphabetical-index-mark-start text:id="IMark149813948" text:main-entry="true"/>relationship<text:alphabetical-index-mark-end text:id="IMark149813948"/> in memory prior to flush, and there is no requirement to load fields affected by the change if they are not already loaded. This implies that if the RetainValues flag or DetachAllOnCommit is set to true, and the <text:alphabetical-index-mark-start text:id="IMark149815004" text:main-entry="true"/>relationship<text:alphabetical-index-mark-end text:id="IMark149815004"/> field is loaded, then the implementation will change the field on the other side so it is visible after transaction completion.</text:p>
      <text:p text:style-name="P3">Similarly, if one side is deleted, the other side will be updated to be consistent at flush. During flush, each <text:alphabetical-index-mark-start text:id="IMark149815004" text:main-entry="true"/>relationship<text:alphabetical-index-mark-end text:id="IMark149815004"/> in which the instance is involved is updated for consistency. These changes are applied to the object model instances. If the <text:alphabetical-index-mark-start text:id="IMark149813948" text:main-entry="true"/>relationship<text:alphabetical-index-mark-end text:id="IMark149813948"/> is marked as dependent, the related instance is deleted. If the <text:alphabetical-index-mark-start text:id="IMark149814092" text:main-entry="true"/>relationship<text:alphabetical-index-mark-end text:id="IMark149814092"/> is not marked as dependent, the corresponding field in the related instance is updated to not refer to the instance being deleted:</text:p>
      <text:p text:style-name="P9">•<text:tab/>If the related field is a collection, then any referencing element is removed. </text:p>
      <text:p text:style-name="P9">•<text:tab/>If the related field is a map, then any referencing map entry is removed. </text:p>
      <text:p text:style-name="P9">•<text:tab/>If the related field is a reference, then it is set to null. </text:p>
      <text:p text:style-name="P3">If the related instances are not instantiated in memory, there is no requirement to instantiate them. Changes are applied to the second level cache upon commit.</text:p>
      <text:p text:style-name="P3">The object model changes are synchronized to the database according to the declared mapping of the relationships to the database. If related instances are to be deleted, and there is a foreign key declared with a delete action of cascade delete, then the jdo implementation need do nothing to cause the delete of the related instance. Similarly, if there is a foreign key declared with a delete action of nullify, then the jdo implementation need do nothing to cause the column of the mapped <text:alphabetical-index-mark-start text:id="IMark149814092" text:main-entry="true"/>relationship<text:alphabetical-index-mark-end text:id="IMark149814092"/> to be set to null. If there is a foreign key declared to be not nullable, and the requirement is to nullify the related field, then <text:span text:style-name="T1">JDODataStoreException</text:span> is thrown at flush.</text:p>
      <text:p text:style-name="P3"><text:alphabetical-index-mark-start text:id="IMark149813948" text:main-entry="true"/>Conflicting changes<text:alphabetical-index-mark-end text:id="IMark149813948"/> to relationships cause a <text:span text:style-name="T5">JDOUserException</text:span> to be thrown at flush time. <text:alphabetical-index-mark-start text:id="IMark149814092" text:main-entry="true"/>Conflicting changes<text:alphabetical-index-mark-end text:id="IMark149814092"/> include:</text:p>
      <text:p text:style-name="P9">•<text:tab/>adding a related instance with a single-valued <text:alphabetical-index-mark-start text:id="IMark149814092" text:main-entry="true"/>mapped-by<text:alphabetical-index-mark-end text:id="IMark149814092"/> <text:alphabetical-index-mark-start text:id="IMark149813948" text:main-entry="true"/>relationship<text:alphabetical-index-mark-end text:id="IMark149813948"/> field to more than one one-to-many collection <text:alphabetical-index-mark-start text:id="IMark149815004" text:main-entry="true"/>relationship<text:alphabetical-index-mark-end text:id="IMark149815004"/></text:p>
      <text:p text:style-name="P9"><text:soft-page-break/>•<text:tab/>setting both sides of a one-to-one <text:alphabetical-index-mark-start text:id="IMark149815004" text:main-entry="true"/>relationship<text:alphabetical-index-mark-end text:id="IMark149815004"/> such that they do not refer to each other<text:span text:style-name="Assertion">]</text:span></text:p>
      <text:h text:style-name="P16" text:outline-level="4"><text:tab/><text:tab/><text:alphabetical-index-mark-start text:id="IMark149815004" text:main-entry="true"/>Mapping Strategies<text:alphabetical-index-mark-end text:id="IMark149815004"/></text:h>
      <text:p text:style-name="P3">For single-valued relationships, there are three basic ways to map references from one persistence-capable class (the referring class) to a related class:</text:p>
      <text:p text:style-name="P9">•<text:tab/>serialized: The entire related instance is serialized into a single column in the primary or secondary table of the referring class.</text:p>
      <text:p text:style-name="P9">•<text:tab/>embedded: The related instance is mapped, field by field, to columns in the primary or secondary table of the referring class.</text:p>
      <text:p text:style-name="P9">•<text:tab/>by reference: The related instance is in a different table, and the column in the primary or secondary table of the referring class contains a reference (often, a foreign key) to the primary table of the related class. </text:p>
      <text:p text:style-name="P3">For multi-valued relationships, there are five basic ways to map references from one persistence-capable class (the referring class) to a related class:</text:p>
      <text:p text:style-name="P9">•<text:tab/>serialized: The entire collection, array, or map is serialized into a single column in the primary or secondary table of the referring class.</text:p>
      <text:p text:style-name="P9">•<text:tab/>serialized in a join table: A join table is used to associate multiple rows in the join table with a single row in the primary or secondary table of the referring class, and the related instances are serialized, one per row, into a single column in the join table.</text:p>
      <text:p text:style-name="P9">•<text:tab/>embedded in a join table: A join table is used to associate multiple rows in the join table with a single row in the primary or secondary table of the referring class, and each related instance is mapped, one per row, field by field, into multiple columns in the join table.</text:p>
      <text:p text:style-name="P9">•<text:tab/>by reference to the primary table of the related class: The related class has a reference (often, a foreign key) to the primary table of the referring class.</text:p>
      <text:p text:style-name="P9">•<text:tab/>by reference in a join table: A join table is used to associate multiple rows in the join table with a single row in the primary or secondary table of the referring class, and a column in the join table contains a reference (often, a foreign key) to the primary table of the related class. </text:p>
      <text:h text:style-name="P13" text:outline-level="3">Many-to-One using foreign key</text:h>
      <text:p text:style-name="P3">A many-one mapping (<text:span text:style-name="T5">Employee</text:span> has a reference to <text:span text:style-name="T5">Department</text:span>).</text:p>
      <text:p text:style-name="P1"><draw:frame draw:style-name="fr1" draw:name="Frame4" text:anchor-type="paragraph" svg:x="-0.0008in" svg:y="-0.0008in" fo:min-width="0.0161in" draw:z-index="23"><draw:text-box fo:min-height="0.0161in"><text:p text:style-name="Frame_20_contents"/></draw:text-box></draw:frame></text:p>
      <text:p text:style-name="P2">package com.xyz;</text:p>
      <text:p text:style-name="P2">public class Department {</text:p>
      <text:p text:style-name="P2"><text:tab/>String name;</text:p>
      <text:p text:style-name="P2">}</text:p>
      <text:p text:style-name="P2"/>
      <text:p text:style-name="P2">public class Employee {</text:p>
      <text:p text:style-name="P2"><text:tab/>String ssn;</text:p>
      <text:p text:style-name="P2"><text:tab/>Department department;</text:p>
      <text:p text:style-name="P2">}</text:p>
      <text:p text:style-name="P2"/>
      <text:p text:style-name="P2">CREATE TABLE EMP (</text:p>
      <text:p text:style-name="P2"><text:s text:c="4"/>SSN CHAR(10) PRIMARY KEY,</text:p>
      <text:p text:style-name="P2"><text:s text:c="4"/>DEP_NAME VARCHAR(255)</text:p>
      <text:p text:style-name="P2"><text:soft-page-break/>)</text:p>
      <text:p text:style-name="P2">CREATE TABLE DEP (</text:p>
      <text:p text:style-name="P2"><text:s text:c="4"/>NAME VARCHAR(255) PRIMARY KEY</text:p>
      <text:p text:style-name="P2">)</text:p>
      <text:p text:style-name="P2"/>
      <text:p text:style-name="P2">&lt;orm&gt;</text:p>
      <text:p text:style-name="P2"><text:tab/>&lt;package name="com.xyz"&gt;</text:p>
      <text:p text:style-name="P2"><text:tab/><text:tab/>&lt;class name="Employee" table="EMP"&gt;</text:p>
      <text:p text:style-name="P2"><text:tab/><text:tab/><text:tab/>&lt;field name="ssn" column="SSN"/&gt;</text:p>
      <text:p text:style-name="P2"><text:tab/><text:tab/><text:tab/>&lt;!-- field type is Department --&gt;</text:p>
      <text:p text:style-name="P2"><text:tab/><text:tab/><text:tab/>&lt;field name="department" column="DEP_NAME"/&gt;</text:p>
      <text:p text:style-name="P2"><text:tab/><text:tab/>&lt;/class&gt;</text:p>
      <text:p text:style-name="P2"><text:tab/><text:tab/>&lt;class name="Department" table="DEP"&gt;</text:p>
      <text:p text:style-name="P2"><text:tab/><text:tab/><text:tab/>&lt;field name="name" column="NAME"/&gt;</text:p>
      <text:p text:style-name="P2"><text:tab/><text:tab/>&lt;/class&gt;</text:p>
      <text:p text:style-name="P2"><text:tab/>&lt;/package&gt;</text:p>
      <text:p text:style-name="P2">&lt;/orm&gt;</text:p>
      <text:p text:style-name="P3"/>
      <text:h text:style-name="P12" text:outline-level="3">One-to-Many using foreign key</text:h>
      <text:p text:style-name="P3">A one-many mapping (Department has a collection of Employees)<text:span text:style-name="T6">. </text:span>This example uses the same schema as Example 4.</text:p>
      <text:p text:style-name="P1"><draw:frame draw:style-name="fr1" draw:name="Frame5" text:anchor-type="paragraph" svg:x="-0.0008in" svg:y="-0.0008in" fo:min-width="0.0161in" draw:z-index="24"><draw:text-box fo:min-height="0.0161in"><text:p text:style-name="Frame_20_contents"/></draw:text-box></draw:frame></text:p>
      <text:p text:style-name="P2">package com.xyz;</text:p>
      <text:p text:style-name="P2">public class Department {</text:p>
      <text:p text:style-name="P2"><text:tab/>String name;</text:p>
      <text:p text:style-name="P2"><text:tab/>Collection&lt;Employee&gt; employees;</text:p>
      <text:p text:style-name="P2">}</text:p>
      <text:p text:style-name="P2"/>
      <text:p text:style-name="P2">public class Employee {</text:p>
      <text:p text:style-name="P2"><text:tab/>String ssn;</text:p>
      <text:p text:style-name="P2">}</text:p>
      <text:p text:style-name="P2"/>
      <text:p text:style-name="P2">&lt;orm&gt;</text:p>
      <text:p text:style-name="P2"><text:tab/>&lt;package name="com.xyz"&gt;</text:p>
      <text:p text:style-name="P2"><text:tab/><text:tab/>&lt;class name="Department" table="DEP"&gt;</text:p>
      <text:p text:style-name="P2"><text:s/><text:tab/><text:tab/><text:tab/>&lt;field name="name" column="NAME"/&gt;</text:p>
      <text:p text:style-name="P2"><text:tab/><text:tab/><text:tab/>&lt;!-- field type is Collection&lt;Employee&gt; --&gt;</text:p>
      <text:p text:style-name="P2"><text:tab/><text:tab/><text:tab/>&lt;field name="employees"&gt;</text:p>
      <text:p text:style-name="P2"><text:tab/><text:tab/><text:tab/><text:tab/>&lt;element column="DEP_NAME"/&gt;</text:p>
      <text:p text:style-name="P2"><text:tab/><text:tab/><text:tab/>&lt;/field&gt;</text:p>
      <text:p text:style-name="P2"><text:tab/><text:tab/>&lt;/class&gt;</text:p>
      <text:p text:style-name="P2"><text:tab/><text:tab/>&lt;class name="Employee" table="EMP"&gt;</text:p>
      <text:p text:style-name="P2"><text:tab/><text:tab/><text:tab/>&lt;field name="ssn" column="SSN"/&gt;</text:p>
      <text:p text:style-name="P2"><text:tab/><text:tab/>&lt;/class&gt;</text:p>
      <text:p text:style-name="P2"><text:tab/>&lt;/package&gt;</text:p>
      <text:p text:style-name="P2">&lt;/orm&gt;</text:p>
      <text:h text:style-name="P11" text:outline-level="3">Many-to-One and One-to-Many using <text:alphabetical-index-mark-start text:id="IMark149815004" text:main-entry="true"/>mapped-by<text:alphabetical-index-mark-end text:id="IMark149815004"/></text:h>
      <text:p text:style-name="P3">If both the <text:span text:style-name="T5">Employee.department</text:span> and <text:span text:style-name="T5">Department.employees</text:span> fields exist, only one needs to be mapped explicitly; one side is specified to be “<text:alphabetical-index-mark-start text:id="IMark149815004" text:main-entry="true"/>mapped-by<text:alphabetical-index-mark-end text:id="IMark149815004"/>” the other side<text:span text:style-name="T6">. </text:span>The <text:span text:style-name="T5">Department</text:span> side is marked as using the same mapping as a field on the <text:span text:style-name="T5">Employee</text:span> side. This example uses the same schema as Examples 4 and 5.</text:p>
      <text:p text:style-name="P1"><draw:frame draw:style-name="fr1" draw:name="Frame6" text:anchor-type="paragraph" svg:x="-0.0008in" svg:y="-0.0008in" fo:min-width="0.0161in" draw:z-index="25"><draw:text-box fo:min-height="0.0161in"><text:p text:style-name="Frame_20_contents"/></draw:text-box></draw:frame><text:soft-page-break/></text:p>
      <text:p text:style-name="P4">package com.xyz;</text:p>
      <text:p text:style-name="P2">public class Department {</text:p>
      <text:p text:style-name="P2"><text:tab/>String name;</text:p>
      <text:p text:style-name="P2"><text:tab/>Collection&lt;Employee&gt; employees;</text:p>
      <text:p text:style-name="P2">}</text:p>
      <text:p text:style-name="P2"/>
      <text:p text:style-name="P2">public class Employee {</text:p>
      <text:p text:style-name="P2"><text:tab/>String ssn;</text:p>
      <text:p text:style-name="P2"><text:tab/>Department department;</text:p>
      <text:p text:style-name="P2">}</text:p>
      <text:p text:style-name="P2"/>
      <text:p text:style-name="P2">&lt;orm&gt;</text:p>
      <text:p text:style-name="P2"><text:tab/>&lt;package name="com.xyz"&gt;</text:p>
      <text:p text:style-name="P2"><text:tab/><text:tab/>&lt;class name="Employee" table="EMP"&gt;</text:p>
      <text:p text:style-name="P2"><text:tab/><text:tab/><text:tab/>&lt;field name="ssn" column="SSN"/&gt;</text:p>
      <text:p text:style-name="P2"><text:tab/><text:tab/><text:tab/>&lt;field name="department" column="DEP_NAME"/&gt;</text:p>
      <text:p text:style-name="P2"><text:tab/><text:tab/>&lt;/class&gt;</text:p>
      <text:p text:style-name="P2"><text:tab/><text:tab/>&lt;class name="Department" table="DEP"&gt;</text:p>
      <text:p text:style-name="P2"><text:s/><text:tab/><text:tab/><text:tab/>&lt;field name="name" column="NAME"/&gt;</text:p>
      <text:p text:style-name="P2"><text:tab/><text:tab/><text:tab/>&lt;field name="employees" <text:alphabetical-index-mark-start text:id="IMark149815004" text:main-entry="true"/>mapped-by<text:alphabetical-index-mark-end text:id="IMark149815004"/>="department"/&gt;</text:p>
      <text:p text:style-name="P2"><text:tab/><text:tab/>&lt;/class&gt;</text:p>
      <text:p text:style-name="P2"><text:tab/>&lt;/package&gt;</text:p>
      <text:p text:style-name="P2">&lt;/orm&gt;</text:p>
      <text:p text:style-name="P3"/>
      <text:h text:style-name="P12" text:outline-level="3">Many-to-One and One-to-Many using compound foreign key</text:h>
      <text:p text:style-name="P3">This example mirrors Example 6, but now <text:span text:style-name="T5">Department</text:span> has a compound primary key.</text:p>
      <text:p text:style-name="P1"><draw:frame draw:style-name="fr1" draw:name="Frame7" text:anchor-type="paragraph" svg:x="-0.0008in" svg:y="-0.0008in" fo:min-width="0.0161in" draw:z-index="26"><draw:text-box fo:min-height="0.0161in"><text:p text:style-name="Frame_20_contents"/></draw:text-box></draw:frame></text:p>
      <text:p text:style-name="P2">package com.xyz;</text:p>
      <text:p text:style-name="P2">public class Department {</text:p>
      <text:p text:style-name="P2"><text:tab/>String name;</text:p>
      <text:p text:style-name="P2"><text:tab/>Collection&lt;Employee&gt; employees;</text:p>
      <text:p text:style-name="P2"><text:tab/>long id;</text:p>
      <text:p text:style-name="P2">}</text:p>
      <text:p text:style-name="P2"/>
      <text:p text:style-name="P2">public class Employee {</text:p>
      <text:p text:style-name="P2"><text:tab/>String ssn;</text:p>
      <text:p text:style-name="P2"><text:tab/>Department department;</text:p>
      <text:p text:style-name="P2">}</text:p>
      <text:p text:style-name="P2"/>
      <text:p text:style-name="P2">CREATE TABLE EMP (</text:p>
      <text:p text:style-name="P2"><text:s text:c="4"/>SSN CHAR(10) PRIMARY KEY,</text:p>
      <text:p text:style-name="P2"><text:s text:c="4"/>DEP_NAME VARCHAR(255),</text:p>
      <text:p text:style-name="P2"><text:s text:c="4"/>DEP_ID BIGINT</text:p>
      <text:p text:style-name="P2">)</text:p>
      <text:p text:style-name="P2"/>
      <text:p text:style-name="P2">CREATE TABLE DEP (</text:p>
      <text:p text:style-name="P2"><text:s text:c="4"/>NAME VARCHAR(255),</text:p>
      <text:p text:style-name="P2"><text:s text:c="4"/>ID BIGINT,</text:p>
      <text:p text:style-name="P2"><text:s text:c="4"/>PRIMARY KEY (NAME, DEP_ID)</text:p>
      <text:p text:style-name="P2">)</text:p>
      <text:p text:style-name="P2"/>
      <text:p text:style-name="P2"><text:soft-page-break/>&lt;orm&gt;</text:p>
      <text:p text:style-name="P2"><text:tab/>&lt;package name="com.xyz"&gt;</text:p>
      <text:p text:style-name="P2"><text:tab/><text:tab/>&lt;class name="Employee" table="EMP"&gt;</text:p>
      <text:p text:style-name="P2"><text:tab/><text:tab/><text:tab/>&lt;field name="ssn" column="SSN"/&gt;</text:p>
      <text:p text:style-name="P2"><text:tab/><text:tab/><text:tab/>&lt;field name="department"&gt;</text:p>
      <text:p text:style-name="P2"><text:tab/><text:tab/><text:tab/><text:tab/>&lt;column name="DEP_NAME" target="NAME"/&gt;</text:p>
      <text:p text:style-name="P2"><text:tab/><text:tab/><text:tab/><text:tab/>&lt;column name="DEP_ID" target="ID"/&gt;</text:p>
      <text:p text:style-name="P2"><text:tab/><text:tab/><text:tab/>&lt;/field&gt;</text:p>
      <text:p text:style-name="P2"><text:tab/><text:tab/>&lt;/class&gt;</text:p>
      <text:p text:style-name="P2"><text:tab/><text:tab/>&lt;class name="Department" table="DEP"&gt;</text:p>
      <text:p text:style-name="P2"><text:tab/><text:tab/><text:tab/>&lt;field name="name" column="NAME"/&gt;</text:p>
      <text:p text:style-name="P2"><text:tab/><text:tab/><text:tab/>&lt;field name="id" column="ID"/&gt;</text:p>
      <text:p text:style-name="P2"><text:tab/><text:tab/><text:tab/>&lt;field name="employees" <text:alphabetical-index-mark-start text:id="IMark149815004" text:main-entry="true"/>mapped-by<text:alphabetical-index-mark-end text:id="IMark149815004"/>="department"/&gt;</text:p>
      <text:p text:style-name="P2"><text:tab/><text:tab/>&lt;/class&gt;</text:p>
      <text:p text:style-name="P2"><text:tab/>&lt;/package&gt;</text:p>
      <text:p text:style-name="P2">&lt;/orm&gt;</text:p>
      <text:p text:style-name="P3"/>
      <text:h text:style-name="P12" text:outline-level="3">Many-to-One and One-to-Many using Map&lt;Department, String&gt;</text:h>
      <text:p text:style-name="P3"><text:span text:style-name="T5">Employee</text:span> has a <text:span text:style-name="T5">Map&lt;Department, String&gt;</text:span> mapping each department the employee is a member of to her position within that department<text:span text:style-name="T6">. </text:span><text:span text:style-name="T5">Department</text:span> still has a compound primary key.</text:p>
      <text:p text:style-name="P3">The Map uses a join table that contains one row for each entry in the Map. The columns in the join table refer to the <text:span text:style-name="T5">Employee</text:span>, the <text:span text:style-name="T5">Department</text:span>, and the position. </text:p>
      <text:p text:style-name="P1"><draw:frame draw:style-name="fr1" draw:name="Frame8" text:anchor-type="paragraph" svg:x="-0.0008in" svg:y="-0.0008in" fo:min-width="0.0161in" draw:z-index="27"><draw:text-box fo:min-height="0.0161in"><text:p text:style-name="Frame_20_contents"/></draw:text-box></draw:frame></text:p>
      <text:p text:style-name="P2">package com.xyz;</text:p>
      <text:p text:style-name="P2">public class Department {</text:p>
      <text:p text:style-name="P2"><text:tab/>String name;</text:p>
      <text:p text:style-name="P2"><text:tab/>long id;</text:p>
      <text:p text:style-name="P2">}</text:p>
      <text:p text:style-name="P2"/>
      <text:p text:style-name="P2">public class Employee {</text:p>
      <text:p text:style-name="P2"><text:tab/>String ssn;</text:p>
      <text:p text:style-name="P2"><text:tab/>Map&lt;Department,String&gt; positions;</text:p>
      <text:p text:style-name="P2">}</text:p>
      <text:p text:style-name="P2"/>
      <text:p text:style-name="P2">CREATE TABLE EMP (</text:p>
      <text:p text:style-name="P2"><text:s text:c="4"/>SSN CHAR(10) PRIMARY KEY</text:p>
      <text:p text:style-name="P2">)</text:p>
      <text:p text:style-name="P2"/>
      <text:p text:style-name="P2">CREATE TABLE DEP (</text:p>
      <text:p text:style-name="P2"><text:s text:c="4"/>NAME VARCHAR(255),</text:p>
      <text:p text:style-name="P2"><text:s text:c="4"/>ID BIGINT,</text:p>
      <text:p text:style-name="P2"><text:s text:c="4"/>PRIMARY KEY (NAME, ID)</text:p>
      <text:p text:style-name="P2">)</text:p>
      <text:p text:style-name="P2"/>
      <text:p text:style-name="P2">CREATE TABLE EMP_POS (</text:p>
      <text:p text:style-name="P2"><text:s text:c="4"/>EMP_SSN CHAR(10),</text:p>
      <text:p text:style-name="P2"><text:s text:c="4"/>DEP_NAME VARCHAR(255)</text:p>
      <text:p text:style-name="P2"><text:s text:c="4"/>DEP_ID BIGINT,</text:p>
      <text:p text:style-name="P2"><text:s text:c="4"/>POS VARCHAR(255)</text:p>
      <text:p text:style-name="P2">)</text:p>
      <text:p text:style-name="P2"/>
      <text:p text:style-name="P2"><text:soft-page-break/>&lt;orm&gt;</text:p>
      <text:p text:style-name="P2"><text:tab/>&lt;package name="com.xyz"&gt;</text:p>
      <text:p text:style-name="P2"><text:tab/><text:tab/>&lt;class name="Employee" table="EMP"&gt;</text:p>
      <text:p text:style-name="P2"><text:tab/><text:tab/><text:tab/>&lt;field name="ssn" column="SSN"/&gt;</text:p>
      <text:p text:style-name="P2"><text:tab/><text:tab/><text:tab/>&lt;!-- field type is Map&lt;Department, String&gt; --&gt;</text:p>
      <text:p text:style-name="P2"><text:tab/><text:tab/><text:tab/>&lt;field name="positions" table="EMP_POS"&gt;</text:p>
      <text:p text:style-name="P2"><text:tab/><text:tab/><text:tab/><text:tab/>&lt;join column="EMP_SSN"/&gt;</text:p>
      <text:p text:style-name="P2"><text:tab/><text:tab/><text:tab/><text:tab/>&lt;key&gt;</text:p>
      <text:p text:style-name="P2"><text:tab/><text:tab/><text:tab/><text:tab/><text:tab/>&lt;column name="DEP_NAME" target="NAME"/&gt;</text:p>
      <text:p text:style-name="P2"><text:tab/><text:tab/><text:tab/><text:tab/><text:tab/>&lt;column name="DEP_ID" target="ID"/&gt;</text:p>
      <text:p text:style-name="P2"><text:tab/><text:tab/><text:tab/><text:tab/>&lt;/key&gt;</text:p>
      <text:p text:style-name="P2"><text:tab/><text:tab/><text:tab/><text:tab/>&lt;value column="POS"/&gt;</text:p>
      <text:p text:style-name="P2"><text:tab/><text:tab/><text:tab/>&lt;/field&gt;</text:p>
      <text:p text:style-name="P2"><text:tab/><text:tab/>&lt;/class&gt;</text:p>
      <text:p text:style-name="P2"><text:tab/><text:tab/>&lt;class name="Department" table="DEP"&gt;</text:p>
      <text:p text:style-name="P2"><text:tab/><text:tab/><text:tab/>&lt;field name="name" column="NAME"/&gt;</text:p>
      <text:p text:style-name="P2"><text:tab/><text:tab/><text:tab/>&lt;field name="id" column="ID"/&gt;</text:p>
      <text:p text:style-name="P2"><text:tab/><text:tab/>&lt;/class&gt;</text:p>
      <text:p text:style-name="P2"><text:tab/>&lt;/package&gt;</text:p>
      <text:p text:style-name="P2">&lt;/orm&gt;</text:p>
      <text:h text:style-name="P11" text:outline-level="3">Many-to-One and One-to-Many using Map&lt;String, Employee&gt;</text:h>
      <text:p text:style-name="P3"><text:span text:style-name="T5">Department</text:span> has a <text:span text:style-name="T5">Map&lt;String, Employee&gt;</text:span> mapping the role in the department to the employee<text:span text:style-name="T6">. </text:span><text:span text:style-name="T5">Department</text:span> still has a compound primary key.</text:p>
      <text:p text:style-name="P3">The Map uses the employee’s table that contains the role as well as other employee information. The mapping on the <text:span text:style-name="T5">Department</text:span> side uses the <text:alphabetical-index-mark-start text:id="IMark149815004" text:main-entry="true"/>mapped-by<text:alphabetical-index-mark-end text:id="IMark149815004"/> attribute naming the field in the <text:span text:style-name="T5">Employee</text:span> that refers to <text:span text:style-name="T5">Department</text:span>. The key uses the <text:alphabetical-index-mark-start text:id="IMark149813948" text:main-entry="true"/>mapped-by<text:alphabetical-index-mark-end text:id="IMark149813948"/> attribute naming the field in <text:span text:style-name="T5">Employee</text:span> that contains the key for the map.</text:p>
      <text:p text:style-name="P2">package com.xyz;</text:p>
      <text:p text:style-name="P2">public class Department {</text:p>
      <text:p text:style-name="P2"><text:tab/>String name;</text:p>
      <text:p text:style-name="P2"><text:tab/>long id;</text:p>
      <text:p text:style-name="P2"><text:tab/>Map&lt;String, Employee&gt; roles;</text:p>
      <text:p text:style-name="P2">}</text:p>
      <text:p text:style-name="P2"/>
      <text:p text:style-name="P2">public class Employee {</text:p>
      <text:p text:style-name="P2"><text:tab/>String ssn;</text:p>
      <text:p text:style-name="P2"><text:tab/>Department dept;</text:p>
      <text:p text:style-name="P2"><text:tab/>String role;</text:p>
      <text:p text:style-name="P2">}</text:p>
      <text:p text:style-name="P2"/>
      <text:p text:style-name="P2">CREATE TABLE EMP (</text:p>
      <text:p text:style-name="P2"><text:tab/>SSN CHAR(10) PRIMARY KEY,</text:p>
      <text:p text:style-name="P2"><text:tab/>DEPT BIGINT,</text:p>
      <text:p text:style-name="P2"><text:tab/>ROLE VARCHAR</text:p>
      <text:p text:style-name="P2">)</text:p>
      <text:p text:style-name="P2"/>
      <text:p text:style-name="P2">CREATE TABLE DEP (</text:p>
      <text:p text:style-name="P2"><text:s text:c="4"/>NAME VARCHAR(255),</text:p>
      <text:p text:style-name="P2"><text:s text:c="4"/>ID BIGINT,</text:p>
      <text:p text:style-name="P2"><text:s text:c="4"/>PRIMARY KEY (NAME, ID)</text:p>
      <text:p text:style-name="P2">)</text:p>
      <text:p text:style-name="P2"/>
      <text:p text:style-name="P2"><text:soft-page-break/>&lt;orm&gt;</text:p>
      <text:p text:style-name="P2"><text:tab/>&lt;package name="com.xyz"&gt;</text:p>
      <text:p text:style-name="P2"><text:tab/><text:tab/>&lt;class name="Employee" table="EMP"&gt;</text:p>
      <text:p text:style-name="P2"><text:tab/><text:tab/><text:tab/>&lt;field name="ssn" column="SSN"/&gt;</text:p>
      <text:p text:style-name="P2"><text:tab/><text:tab/><text:tab/>&lt;field name="dept" column="DEP"/&gt;</text:p>
      <text:p text:style-name="P2"><text:tab/><text:tab/><text:tab/>&lt;field name="role" column="ROLE"/&gt;</text:p>
      <text:p text:style-name="P2"><text:tab/><text:tab/>&lt;/class&gt;</text:p>
      <text:p text:style-name="P2"><text:tab/><text:tab/>&lt;class name="Department" table="DEP"&gt;</text:p>
      <text:p text:style-name="P2"><text:tab/><text:tab/><text:tab/>&lt;field name="name" column="NAME"/&gt;</text:p>
      <text:p text:style-name="P2"><text:tab/><text:tab/><text:tab/>&lt;field name="id" column="ID"/&gt;</text:p>
      <text:p text:style-name="P2"><text:tab/><text:tab/><text:tab/>&lt;!-- field type is Map&lt;String, Employee&gt; --&gt;</text:p>
      <text:p text:style-name="P2"><text:tab/><text:tab/><text:tab/>&lt;field name="roles" <text:alphabetical-index-mark-start text:id="IMark149813948" text:main-entry="true"/>mapped-by<text:alphabetical-index-mark-end text:id="IMark149813948"/>="dept"&gt;</text:p>
      <text:p text:style-name="P2"><text:tab/><text:tab/><text:tab/><text:tab/>&lt;key <text:alphabetical-index-mark-start text:id="IMark149813948" text:main-entry="true"/>mapped-by<text:alphabetical-index-mark-end text:id="IMark149813948"/>="role"/&gt;</text:p>
      <text:p text:style-name="P2"><text:tab/><text:tab/><text:tab/>&lt;/field&gt;</text:p>
      <text:p text:style-name="P2"><text:tab/><text:tab/>&lt;/class&gt;</text:p>
      <text:p text:style-name="P2"><text:tab/>&lt;/package&gt;</text:p>
      <text:p text:style-name="P2">&lt;/orm&gt;</text:p>
      <text:p text:style-name="P3"/>
      <text:p text:style-name="P8"><draw:frame draw:style-name="fr2" draw:name="4" text:anchor-type="as-char" svg:width="2.7917in" svg:height="0.1346in" draw:z-index="15"><draw:image xlink:href="Pictures/2000000700000FB5000000C94FDA4EAC.wmf" xlink:type="simple" xlink:show="embed" xlink:actuate="onLoad"/></draw:frame></text:p>
      <text:h text:style-name="P10" text:outline-level="2">Embedding</text:h>
      <text:p text:style-name="P3">Some of the columns in a table might be mapped as a separate Java class to better match the object model. Embedding works to arbitrary depth.</text:p>
      <text:p text:style-name="P3">Mapping embedded objects supports inheritance. In this case, the <text:span text:style-name="T4">discriminator</text:span> attribute would specify the discriminator strategy.</text:p>
      <text:h text:style-name="P12" text:outline-level="3">Mapping relationships using embedded, referenced, and join table</text:h>
      <text:p text:style-name="P3"><text:span text:style-name="T5">Employee</text:span> has a reference to a business address, which is a standard many-one<text:span text:style-name="T6">. </text:span><text:span text:style-name="T5">Employee</text:span> also has a primary <text:span text:style-name="T5">Address</text:span>, whose data is embedded within the <text:span text:style-name="T5">Employee</text:span> record<text:span text:style-name="T6">. </text:span>Finally, <text:span text:style-name="T5">Employee</text:span> has a <text:span text:style-name="T5">List&lt;Address&gt;</text:span> of secondary <text:span text:style-name="T5">Address</text:span> references, whose data is embedded in the join table.</text:p>
      <text:p text:style-name="P1"><draw:frame draw:style-name="fr1" draw:name="Frame9" text:anchor-type="paragraph" svg:x="-0.0008in" svg:y="-0.0008in" fo:min-width="0.0161in" draw:z-index="29"><draw:text-box fo:min-height="0.0161in"><text:p text:style-name="Frame_20_contents"/></draw:text-box></draw:frame></text:p>
      <text:p text:style-name="P2">package com.xyz;</text:p>
      <text:p text:style-name="P2">public class Address {</text:p>
      <text:p text:style-name="P2"><text:tab/>String street;</text:p>
      <text:p text:style-name="P2"><text:tab/>String city;</text:p>
      <text:p text:style-name="P2"><text:tab/>String state;</text:p>
      <text:p text:style-name="P2"><text:tab/>String zip;</text:p>
      <text:p text:style-name="P2">}</text:p>
      <text:p text:style-name="P2"/>
      <text:p text:style-name="P2">public class Employee {</text:p>
      <text:p text:style-name="P2"><text:tab/>String ssn;</text:p>
      <text:p text:style-name="P2"><text:tab/>Address businessAddress;</text:p>
      <text:p text:style-name="P2"><text:tab/>Address primaryAddress;</text:p>
      <text:p text:style-name="P2"><text:tab/>List&lt;Address&gt; secondaryAddresses;</text:p>
      <text:p text:style-name="P2">}</text:p>
      <text:p text:style-name="P2"/>
      <text:p text:style-name="P2">CREATE TABLE ADDR (</text:p>
      <text:p text:style-name="P2"><text:s text:c="4"/>STREET VARCHAR(255) PRIMARY KEY,</text:p>
      <text:p text:style-name="P2"><text:s text:c="4"/>CITY VARCHAR(255),</text:p>
      <text:p text:style-name="P2"><text:s text:c="4"/>STATE CHAR(2),</text:p>
      <text:p text:style-name="P2"><text:soft-page-break/><text:s text:c="4"/>ZIPCODE VARCHAR(10)</text:p>
      <text:p text:style-name="P2">)</text:p>
      <text:p text:style-name="P2"><text:s text:c="2"/></text:p>
      <text:p text:style-name="P2">CREATE TABLE EMP (</text:p>
      <text:p text:style-name="P2"><text:s text:c="4"/>SSN CHAR(10) PRIMARY KEY,</text:p>
      <text:p text:style-name="P2"><text:s text:c="4"/>BUSADDR_STREET VARCHAR(255),</text:p>
      <text:p text:style-name="P2"><text:s text:c="4"/>PADDR_STREET VARCHAR(255),</text:p>
      <text:p text:style-name="P2"><text:s text:c="4"/>PADDR_CITY VARCHAR(255),</text:p>
      <text:p text:style-name="P2"><text:s text:c="4"/>PADDR_STATE CHAR(2),</text:p>
      <text:p text:style-name="P2"><text:s text:c="4"/>PADDR_ZIPCODE VARCHAR(10)</text:p>
      <text:p text:style-name="P2">)</text:p>
      <text:p text:style-name="P2"/>
      <text:p text:style-name="P2">CREATE TABLE EMP_ADDRS (</text:p>
      <text:p text:style-name="P2"><text:s text:c="4"/>EMP_SSN CHAR(10),</text:p>
      <text:p text:style-name="P2"><text:s text:c="4"/>IDX INTEGER,</text:p>
      <text:p text:style-name="P2"><text:s text:c="4"/>SADDR_STREET VARCHAR(255),</text:p>
      <text:p text:style-name="P2"><text:s text:c="4"/>SADDR_CITY VARCHAR(255),</text:p>
      <text:p text:style-name="P2"><text:s text:c="4"/>SADDR_STATE CHAR(2),</text:p>
      <text:p text:style-name="P2"><text:s text:c="4"/>SADDR_ZIPCODE VARCHAR(10)</text:p>
      <text:p text:style-name="P2">)</text:p>
      <text:p text:style-name="P2"/>
      <text:p text:style-name="P2">&lt;orm&gt;</text:p>
      <text:p text:style-name="P2"><text:tab/>&lt;package name="com.xyz"&gt;</text:p>
      <text:p text:style-name="P2"><text:tab/><text:tab/>&lt;class name="Employee" table="EMP"&gt;</text:p>
      <text:p text:style-name="P2"><text:tab/><text:tab/><text:tab/>&lt;field name="ssn" column="SSN"/&gt;</text:p>
      <text:p text:style-name="P2"><text:tab/><text:tab/><text:tab/>&lt;!-- field type is Address --&gt;</text:p>
      <text:p text:style-name="P2"><text:tab/><text:tab/><text:tab/>&lt;field name="businessAddress" column="BUSADDR_STREET"/&gt;</text:p>
      <text:p text:style-name="P2"><text:tab/><text:tab/><text:tab/>&lt;!-- field type is Address --&gt;</text:p>
      <text:p text:style-name="P2"><text:tab/><text:tab/><text:tab/>&lt;field name="primaryAddress"&gt;</text:p>
      <text:p text:style-name="P2"><text:tab/><text:tab/><text:tab/><text:tab/>&lt;embedded null-indicator-column="PADDR_STREET"&gt;</text:p>
      <text:p text:style-name="P2"><text:tab/><text:tab/><text:tab/><text:tab/><text:tab/>&lt;field name="street" column="PADDR_STREET"/&gt;</text:p>
      <text:p text:style-name="P2"><text:tab/><text:tab/><text:tab/><text:tab/><text:tab/>&lt;field name="city" column="PADDR_CITY"/&gt;</text:p>
      <text:p text:style-name="P2"><text:tab/><text:tab/><text:tab/><text:tab/><text:tab/>&lt;field name="state" column="PADDR_STATE"/&gt;</text:p>
      <text:p text:style-name="P2"><text:tab/><text:tab/><text:tab/><text:tab/><text:tab/>&lt;field name="zip" column="PADDR_ZIPCODE"/&gt;</text:p>
      <text:p text:style-name="P2"><text:tab/><text:tab/><text:tab/><text:tab/>&lt;/embedded&gt;</text:p>
      <text:p text:style-name="P2"><text:tab/><text:tab/><text:tab/>&lt;/field&gt;</text:p>
      <text:p text:style-name="P2"><text:tab/><text:tab/><text:tab/>&lt;!-- field type is List&lt;Address&gt; --&gt;</text:p>
      <text:p text:style-name="P2"><text:tab/><text:tab/><text:tab/>&lt;field name="secondaryAddresses" table="EMP_ADDRS"&gt;</text:p>
      <text:p text:style-name="P2"><text:tab/><text:tab/><text:tab/><text:tab/>&lt;join column="EMP_SSN"/&gt;</text:p>
      <text:p text:style-name="P2"><text:tab/><text:tab/><text:tab/><text:tab/>&lt;element&gt;</text:p>
      <text:p text:style-name="P2"><text:tab/><text:tab/><text:tab/><text:tab/><text:tab/>&lt;embedded&gt;</text:p>
      <text:p text:style-name="P2"><text:tab/><text:tab/><text:tab/><text:tab/><text:tab/><text:tab/>&lt;field name="street" column="SADDR_STREET"/&gt;</text:p>
      <text:p text:style-name="P2"><text:tab/><text:tab/><text:tab/><text:tab/><text:tab/><text:tab/>&lt;field name="city" column="SADDR_CITY"/&gt;</text:p>
      <text:p text:style-name="P2"><text:tab/><text:tab/><text:tab/><text:tab/><text:tab/><text:tab/>&lt;field name="state" column="SADDR_STATE"/&gt;</text:p>
      <text:p text:style-name="P2"><text:tab/><text:tab/><text:tab/><text:tab/><text:tab/><text:tab/>&lt;field name="zip" column="SADDR_ZIPCODE"/&gt;</text:p>
      <text:p text:style-name="P2"><text:tab/><text:tab/><text:tab/><text:tab/><text:tab/>&lt;/embedded&gt;</text:p>
      <text:p text:style-name="P2"><text:tab/><text:tab/><text:tab/><text:tab/>&lt;/element&gt;</text:p>
      <text:p text:style-name="P2"><text:tab/><text:tab/><text:tab/><text:tab/>&lt;order column="IDX"/&gt;</text:p>
      <text:p text:style-name="P2"><text:tab/><text:tab/><text:tab/>&lt;/field&gt;</text:p>
      <text:p text:style-name="P2"><text:tab/><text:tab/>&lt;/class&gt;</text:p>
      <text:p text:style-name="P2"><text:tab/>&lt;/package&gt;</text:p>
      <text:p text:style-name="P2">&lt;/orm&gt;</text:p>
      <text:p text:style-name="P8"><text:soft-page-break/><draw:frame draw:style-name="fr2" draw:name="5" text:anchor-type="as-char" svg:width="2.7917in" svg:height="0.1346in" draw:z-index="11"><draw:image xlink:href="Pictures/2000000700000FB5000000C94FDA4EAC.wmf" xlink:type="simple" xlink:show="embed" xlink:actuate="onLoad"/></draw:frame></text:p>
      <text:h text:style-name="P10" text:outline-level="2" text:is-list-header="true"><text:tab/><text:bookmark text:name="R10ForeignKeyConstraintsS"/>15.5<text:tab/><text:bookmark text:name="R10ForeignKeyConstraints"/>Foreign Key Constraints</text:h>
      <text:p text:style-name="P3">Foreign keys in metadata serve two quite different purposes. First, when generating schema, the foreign key element identifies foreign keys to be generated. Second, when using the database, foreign key elements identify foreign keys that are assumed to exist in the database. This is important for the runtime to properly order insert, update, and delete statements to avoid constraint violations. Foreign keys are part of ORM metadata and are probably meaningless in non-relational implementations.</text:p>
      <text:p text:style-name="P3">Foreign key constraints can be generated in three ways:</text:p>
      <text:p text:style-name="P9">•<text:tab/>Most elements that can include nested <text:span text:style-name="T1">column</text:span> elements can define <text:span text:style-name="T1">delete-action</text:span> or <text:span text:style-name="T1">update-action</text:span> attributes.</text:p>
      <text:p text:style-name="P9">•<text:tab/>Most elements that can contain nested <text:span text:style-name="T1">column</text:span> elements can define a nested <text:span text:style-name="T1">foreign-key</text:span> element<text:span text:style-name="T6">. </text:span>This element has the following attributes:</text:p>
      <text:p text:style-name="P5">• <text:s/>name: the name of the generated constraint</text:p>
      <text:p text:style-name="P5">• <text:s/>deferred: boolean attribute describing whether the constraint evaluation is deferred until datastore commit</text:p>
      <text:p text:style-name="P5">• <text:s/>delete-action: the foreign key delete action; see below<text:span text:style-name="T7">. </text:span>In this case, the "none" value is not allowed.</text:p>
      <text:p text:style-name="P5">• <text:s/>update-action: the foreign key update action; see below.</text:p>
      <text:p text:style-name="P9">•<text:tab/>The <text:span text:style-name="T1">class</text:span> element can define <text:span text:style-name="T1">foreign-key</text:span> elements<text:span text:style-name="T6">. </text:span>A class-level <text:span text:style-name="T1">foreign-key</text:span> element has the <text:span text:style-name="T1">name</text:span>, <text:span text:style-name="T1">deferred</text:span>, <text:span text:style-name="T1">delete-action</text:span>, <text:span text:style-name="T1">and update-action</text:span> attributes as above.</text:p>
      <text:p text:style-name="P3">Note that regardless of which side of a <text:alphabetical-index-mark-start text:id="IMark149815004" text:main-entry="true"/>relationship<text:alphabetical-index-mark-end text:id="IMark149815004"/> in the object model is mapped, the meaning of delete action and update action refer to the columns in the datastore, not to the fields in the object model.</text:p>
      <text:h text:style-name="P15" text:outline-level="4"><text:tab/><text:tab/>Delete Action, Update Action</text:h>
      <text:p text:style-name="P3">The delete-action and update-action attributes have the following permitted values:</text:p>
      <text:p text:style-name="P9">•<text:tab/>“none”: no foreign key is generated and none is assumed to exist; no special action is required of the implementation</text:p>
      <text:p text:style-name="P9">•<text:tab/>“restrict” (the default): a foreign key with the “restrict” delete action is generated or is assumed to exist; the implementation will require update and delete statements to be executed in proper sequence</text:p>
      <text:p text:style-name="P9">•<text:tab/>“cascade”: a foreign key with the “cascade” delete action is generated or is assumed to exist; the database will automatically delete all rows that refer to the row being deleted</text:p>
      <text:p text:style-name="P9">•<text:tab/>“null”: a foreign key with the “null” delete action is generated or is assumed to exist; a referring key will be nullified if the target key is updated or deleted</text:p>
      <text:p text:style-name="P9">•<text:tab/>“default”: a foreign key with the “default” delete action is generated or is assumed to exist</text:p>
      <text:h text:style-name="P13" text:outline-level="3"><text:soft-page-break/>Many-to-One with foreign key constraint</text:h>
      <text:p text:style-name="P3">A many-one relation from <text:span text:style-name="T5">Employee</text:span> to <text:span text:style-name="T5">Department</text:span>, represented by a standard restrict-action database foreign key.</text:p>
      <text:p text:style-name="P1"><draw:frame draw:style-name="fr1" draw:name="Frame10" text:anchor-type="paragraph" svg:x="-0.0008in" svg:y="-0.0008in" fo:min-width="0.0161in" draw:z-index="30"><draw:text-box fo:min-height="0.0161in"><text:p text:style-name="Frame_20_contents"/></draw:text-box></draw:frame></text:p>
      <text:p text:style-name="P2">package com.xyz;</text:p>
      <text:p text:style-name="P2">public class Department {</text:p>
      <text:p text:style-name="P2"><text:tab/>String name;</text:p>
      <text:p text:style-name="P2"><text:tab/>long id;</text:p>
      <text:p text:style-name="P2">}</text:p>
      <text:p text:style-name="P2"/>
      <text:p text:style-name="P2">public class Employee {</text:p>
      <text:p text:style-name="P2"><text:tab/>String ssn;</text:p>
      <text:p text:style-name="P2"><text:tab/>Department department;</text:p>
      <text:p text:style-name="P2">}</text:p>
      <text:p text:style-name="P2"/>
      <text:p text:style-name="P2">CREATE TABLE EMP (</text:p>
      <text:p text:style-name="P2"><text:s text:c="4"/>SSN CHAR(10) PRIMARY KEY,</text:p>
      <text:p text:style-name="P2"><text:s text:c="4"/>DEP_NAME VARCHAR(255),</text:p>
      <text:p text:style-name="P2"><text:s text:c="4"/>DEP_ID BIGINT,</text:p>
      <text:p text:style-name="P2"><text:s text:c="4"/>FOREIGN KEY EMP_DEP_FK (DEP_NAME, DEP_ID) REFERENCES DEP (NAME, ID)</text:p>
      <text:p text:style-name="P2">)</text:p>
      <text:p text:style-name="P2"/>
      <text:p text:style-name="P2">CREATE TABLE DEP (</text:p>
      <text:p text:style-name="P2"><text:s text:c="4"/>NAME VARCHAR(255),</text:p>
      <text:p text:style-name="P2"><text:s text:c="4"/>ID BIGINT,</text:p>
      <text:p text:style-name="P2"><text:s text:c="4"/>PRIMARY KEY (NAME, DEP_ID)</text:p>
      <text:p text:style-name="P2">)</text:p>
      <text:p text:style-name="P2"/>
      <text:p text:style-name="P2">&lt;orm&gt;</text:p>
      <text:p text:style-name="P2"><text:tab/>&lt;package name="com.xyz"&gt;</text:p>
      <text:p text:style-name="P2"><text:tab/><text:tab/>&lt;class name="Employee" table="EMP"&gt;</text:p>
      <text:p text:style-name="P2"><text:tab/><text:tab/><text:tab/>&lt;field name="ssn" column="SSN"/&gt;</text:p>
      <text:p text:style-name="P2"><text:tab/><text:tab/><text:tab/>&lt;field name="department"&gt;</text:p>
      <text:p text:style-name="P2"><text:tab/><text:tab/><text:tab/><text:tab/>&lt;column name="DEP_NAME" target="NAME"/&gt;</text:p>
      <text:p text:style-name="P2"><text:tab/><text:tab/><text:tab/><text:tab/>&lt;column name="DEP_ID" target="ID"/&gt;</text:p>
      <text:p text:style-name="P2"><text:tab/><text:tab/><text:tab/><text:tab/>&lt;foreign-key name="EMP_DEP_FK"/&gt;</text:p>
      <text:p text:style-name="P2"><text:tab/><text:tab/><text:tab/>&lt;/field&gt;</text:p>
      <text:p text:style-name="P2"><text:tab/><text:tab/>&lt;/class&gt;</text:p>
      <text:p text:style-name="P2"><text:tab/><text:tab/>&lt;class name="Department" table="DEP"&gt;</text:p>
      <text:p text:style-name="P2"><text:tab/><text:tab/><text:tab/>&lt;field name="name" column="NAME"/&gt;</text:p>
      <text:p text:style-name="P2"><text:tab/><text:tab/><text:tab/>&lt;field name="id" column="ID"/&gt;</text:p>
      <text:p text:style-name="P2"><text:tab/><text:tab/>&lt;/class&gt;</text:p>
      <text:p text:style-name="P2"><text:tab/>&lt;/package&gt;</text:p>
      <text:p text:style-name="P2">&lt;/orm&gt;</text:p>
      <text:p text:style-name="P2"/>
      <text:p text:style-name="P8"><draw:frame draw:style-name="fr2" draw:name="6" text:anchor-type="as-char" svg:width="2.7917in" svg:height="0.1346in" draw:z-index="19"><draw:image xlink:href="Pictures/2000000700000FB5000000C94FDA4EAC.wmf" xlink:type="simple" xlink:show="embed" xlink:actuate="onLoad"/></draw:frame></text:p>
      <text:h text:style-name="P10" text:outline-level="2">Indexes</text:h>
      <text:p text:style-name="P3">Index definitions are used for schema generation and are not used at runtime. In relational implementations, they are part of the ORM metadata because their names and extensions might differ for each database. In non-relational implementations, indexes are part of the JDO metadata. </text:p>
      <text:p text:style-name="P3"><text:soft-page-break/>Indexes can be defined in three ways:</text:p>
      <text:p text:style-name="P9">•<text:tab/>Most elements that can include nested <text:span text:style-name="T1">column</text:span> elements can define an <text:span text:style-name="T1">indexed</text:span> attribute<text:span text:style-name="T6">. </text:span>This attribute has three possible values:</text:p>
      <text:p text:style-name="P5">•<text:tab/>true: generate a standard index on the datastore representation of the element</text:p>
      <text:p text:style-name="P5">•<text:tab/>false: do not generate an index on the element</text:p>
      <text:p text:style-name="P5">•<text:tab/>unique: generate a unique index on the element</text:p>
      <text:p text:style-name="P9">•<text:tab/>Most elements that can contain nested <text:span text:style-name="T1">column</text:span> elements can define a nested <text:span text:style-name="T1">index</text:span> element. The element does not contain any elements (aside from possible extensions). <text:s/>The index is generated on the datastore representation of the parent element. This element has the following attributes:</text:p>
      <text:p text:style-name="P5">•<text:tab/>name: the name of the generated index</text:p>
      <text:p text:style-name="P5">•<text:tab/>unique: boolean attribute describing whether to generate a unique index</text:p>
      <text:p text:style-name="P9">•<text:tab/>The <text:span text:style-name="T1">class</text:span> element can define nested <text:span text:style-name="T1">index</text:span> elements. A class-level <text:span text:style-name="T1">index</text:span> element has the attributes outlined above. It can contain <text:span text:style-name="T1">column</text:span> and/or <text:span text:style-name="T1">field</text:span> elements, each of which is limited to a <text:span text:style-name="T1">name</text:span> attribute referencing a column or field defined elsewhere. <text:s/>Field names can use <text:span text:style-name="T1">&lt;superclass-name&gt;.&lt;field-name&gt;</text:span> syntax to reference superclass fields, <text:span text:style-name="T1">&lt;field-name&gt;.&lt;embedded-field-name&gt;</text:span> to reference embedded relation fields, and the <text:span text:style-name="T1">#key</text:span>, <text:span text:style-name="T1">#value</text:span>, and <text:span text:style-name="T1">#element</text:span> suffixes defined for fetch groups to reference parts of a field.</text:p>
      <text:h text:style-name="P16" text:outline-level="4"><text:tab/><text:tab/>Unique Constraints</text:h>
      <text:p text:style-name="P3">Unique constraints are used during schema generation, and may be used at runtime to order datastore operations. Like indexes, they are part of ORM metadata in relational implementations, and part of JDO metadata in non-relational implementations.</text:p>
      <text:p text:style-name="P3">Unique constraints can be defined in the same three general ways as indexes:</text:p>
      <text:p text:style-name="P9">•<text:tab/>Most elements that can include nested <text:span text:style-name="T1">column</text:span> elements can define an <text:span text:style-name="T1">unique</text:span> attribute. Possible values are <text:span text:style-name="T1">true</text:span> and <text:span text:style-name="T1">false</text:span>.</text:p>
      <text:p text:style-name="P9">•<text:tab/>Most elements that can contain nested column elements can define a nested <text:span text:style-name="T1">unique</text:span> element. This element has the following attributes:</text:p>
      <text:p text:style-name="P5">•<text:tab/>name: the name of the generated constraint</text:p>
      <text:p text:style-name="P5">•<text:tab/>deferred: boolean attribute describing whether the constraint evaluation is deferred until datastore commit</text:p>
      <text:p text:style-name="P9">•<text:tab/>The <text:span text:style-name="T1">class</text:span> element can contain <text:span text:style-name="T1">unique</text:span> elements. A class-level <text:span text:style-name="T1">unique</text:span> element has the attributes outlined above. It contains the same possible elements as a class-level index.</text:p>
      <text:h text:style-name="P13" text:outline-level="3">Single-field and Compound Indexes</text:h>
      <text:p text:style-name="P3">This example demonstrates single-field and compound indexes.</text:p>
      <text:p text:style-name="P1"><draw:frame draw:style-name="fr1" draw:name="Frame11" text:anchor-type="paragraph" svg:x="-0.0008in" svg:y="-0.0008in" fo:min-width="0.0161in" draw:z-index="32"><draw:text-box fo:min-height="0.0161in"><text:p text:style-name="Frame_20_contents"/></draw:text-box></draw:frame></text:p>
      <text:p text:style-name="P2">package com.xyz;</text:p>
      <text:p text:style-name="P2">public class Address {</text:p>
      <text:p text:style-name="P2"><text:tab/>String street;</text:p>
      <text:p text:style-name="P2"><text:tab/>String city;</text:p>
      <text:p text:style-name="P2"><text:tab/>String state;</text:p>
      <text:p text:style-name="P2"><text:soft-page-break/><text:tab/>String zip;</text:p>
      <text:p text:style-name="P2">}</text:p>
      <text:p text:style-name="P2"/>
      <text:p text:style-name="P2">CREATE TABLE ADDR (</text:p>
      <text:p text:style-name="P2"><text:s text:c="4"/>STREET VARCHAR(255) PRIMARY KEY,</text:p>
      <text:p text:style-name="P2"><text:s text:c="4"/>CITY VARCHAR(255),</text:p>
      <text:p text:style-name="P2"><text:s text:c="4"/>STATE CHAR(2),</text:p>
      <text:p text:style-name="P2"><text:s text:c="4"/>ZIPCODE VARCHAR(10)</text:p>
      <text:p text:style-name="P2">)</text:p>
      <text:p text:style-name="P2"/>
      <text:p text:style-name="P2">&lt;orm&gt;</text:p>
      <text:p text:style-name="P2"><text:tab/>&lt;package name="com.xyz"&gt;</text:p>
      <text:p text:style-name="P2"><text:tab/><text:tab/>&lt;class name="Address" table="ADDR"&gt;</text:p>
      <text:p text:style-name="P2"><text:tab/><text:tab/><text:tab/>&lt;index name="ADDR_CITYSTATE_IDX"&gt;</text:p>
      <text:p text:style-name="P2"><text:tab/><text:tab/><text:tab/><text:tab/>&lt;column name="CITY"/&gt;</text:p>
      <text:p text:style-name="P2"><text:tab/><text:tab/><text:tab/><text:tab/>&lt;column name="STATE"/&gt;</text:p>
      <text:p text:style-name="P2"><text:tab/><text:tab/><text:tab/>&lt;/index&gt;</text:p>
      <text:p text:style-name="P2"><text:tab/><text:tab/><text:tab/>&lt;field name="street" column="STREET"/&gt;</text:p>
      <text:p text:style-name="P2"><text:tab/><text:tab/><text:tab/>&lt;field name="city" column="CITY"/&gt;</text:p>
      <text:p text:style-name="P2"><text:tab/><text:tab/><text:tab/>&lt;field name="state" column="STATE"/&gt;</text:p>
      <text:p text:style-name="P2"><text:tab/><text:tab/><text:tab/>&lt;field name="zip" column="ZIPCODE"&gt;</text:p>
      <text:p text:style-name="P2"><text:tab/><text:tab/><text:tab/><text:tab/>&lt;index name="ADDR_ZIP_IDX"/&gt;</text:p>
      <text:p text:style-name="P2"><text:tab/><text:tab/><text:tab/>&lt;/field&gt;</text:p>
      <text:p text:style-name="P2"><text:tab/><text:tab/>&lt;/class&gt;</text:p>
      <text:p text:style-name="P2"><text:tab/>&lt;/package&gt;</text:p>
      <text:p text:style-name="P2">&lt;/orm&gt;</text:p>
      <text:p text:style-name="P8"><draw:frame draw:style-name="fr2" draw:name="7" text:anchor-type="as-char" svg:width="2.7917in" svg:height="0.1346in" draw:z-index="28"><draw:image xlink:href="Pictures/2000000700000FB5000000C94FDA4EAC.wmf" xlink:type="simple" xlink:show="embed" xlink:actuate="onLoad"/></draw:frame></text:p>
      <text:h text:style-name="P10" text:outline-level="2"><text:bookmark text:name="R10Inheritance"/>Inheritance</text:h>
      <text:p text:style-name="P3">Each class can declare an inheritance strategy. Four strategies are supported by standard metadata: new-table, superclass-table, subclass-table, and complete-table. </text:p>
      <text:p text:style-name="P9">•<text:tab/>new-table creates a new table for the fields of the class.</text:p>
      <text:p text:style-name="P9">•<text:tab/>superclass-table maps the fields of the class into the superclass table.</text:p>
      <text:p text:style-name="P9">•<text:tab/>subclass-table forces subclasses to map the fields of the class to their own table.</text:p>
      <text:p text:style-name="bullet">•<text:tab/>complete-table causes all fields including superclass fields to be mapped in the table.</text:p>
      <text:p text:style-name="P3">Using these strategies, standard metadata directly supports several common inheritance patterns, as well as combinations of these patterns within a single inheritance hierarchy.</text:p>
      <text:p text:style-name="P3">One common pattern uses one table for an entire inheritance hierarchy. A column called the discriminator column is used to determine to which class each row belongs<text:span text:style-name="T6">. </text:span>This pattern is achieved by a strategy of new-table for the base class, and superclass-table for all subclasses. <text:s/>These are the default strategies for base classes and subclasses when no explicit strategy is given.</text:p>
      <text:p text:style-name="P3">Another pattern uses multiple tables joined by their primary keys. In this pattern, the existence of a row in a table determines the class of the row<text:span text:style-name="T6">. </text:span>A discriminator column is not required, but may be used to increase the efficiency of certain operations<text:span text:style-name="T6">. </text:span>This pattern is achieved by a strategy of new-table for the base class, and new-table for all subclasses. In this case, the join element specifies the columns to be used for associating the columns in the table mapped by the subclass(es) and the table mapped by the superclass.</text:p>
      <text:p text:style-name="P3"><text:soft-page-break/>A third pattern maps fields of superclasses and subclasses into subclass tables<text:span text:style-name="T6">. </text:span>This pattern is achieved by a strategy of subclass-table for the base class, and new-table for direct subclasses.</text:p>
      <text:p text:style-name="P3">Another pattern maps all fields including superclass fields to columns in the mapped table. This pattern is achieved by specifying complete-table for the strategy.</text:p>
      <text:p text:style-name="P8"><draw:frame draw:style-name="fr2" draw:name="8" text:anchor-type="as-char" svg:width="2.7917in" svg:height="0.1346in" draw:z-index="31"><draw:image xlink:href="Pictures/2000000700000FB5000000C94FDA4EAC.wmf" xlink:type="simple" xlink:show="embed" xlink:actuate="onLoad"/></draw:frame></text:p>
      <text:h text:style-name="P10" text:outline-level="2">Versioning</text:h>
      <text:p text:style-name="P3">Three common strategies for versioning instances are supported by standard metadata. These include state-comparison, timestamp, and version-number.</text:p>
      <text:p text:style-name="P3">State-comparison involves comparing the values in specific columns to determine if the database row was changed.</text:p>
      <text:p text:style-name="P3">Timestamp involves comparing the value in a date-time column in the table. The first time in a transaction the row is updated, the timestamp value is updated to the current time.</text:p>
      <text:p text:style-name="P3">Version-number involves comparing the value in a numeric column in the table. The first time in a transaction the row is updated, the version-number column value is incremented.</text:p>
      <text:h text:style-name="P12" text:outline-level="3">Inheritance with superclass-table and version</text:h>
      <text:p text:style-name="P3">Mapping a subclass to the base class table, and using version-number optimistic versioning<text:span text:style-name="T6">. </text:span>Note that in this example, the inheritance strategy attribute is not needed, because this is the default inheritance pattern<text:span text:style-name="T6">. </text:span>The version strategy attribute is also using the default value, and could have been omitted<text:span text:style-name="T6">. </text:span>These attributes are included for clarity. </text:p>
      <text:p text:style-name="P1"><draw:frame draw:style-name="fr1" draw:name="Frame12" text:anchor-type="paragraph" svg:x="-0.0008in" svg:y="-0.0008in" fo:min-width="0.0161in" draw:z-index="33"><draw:text-box fo:min-height="0.0161in"><text:p text:style-name="Frame_20_contents"/></draw:text-box></draw:frame></text:p>
      <text:p text:style-name="P2">package com.xyz;</text:p>
      <text:p text:style-name="P2">public class Employee {</text:p>
      <text:p text:style-name="P2"><text:tab/>String ssn;</text:p>
      <text:p text:style-name="P2">}</text:p>
      <text:p text:style-name="P2">public class PartTimeEmployee extends Employee {</text:p>
      <text:p text:style-name="P2"><text:tab/>double hourlyWage;</text:p>
      <text:p text:style-name="P2">}</text:p>
      <text:p text:style-name="P2">public class FullTimeEmployee extends Employee {</text:p>
      <text:p text:style-name="P2"><text:tab/>double salary;</text:p>
      <text:p text:style-name="P2">}</text:p>
      <text:p text:style-name="P2"/>
      <text:p text:style-name="P2">CREATE TABLE EMP (</text:p>
      <text:p text:style-name="P2"><text:s text:c="4"/>SSN CHAR(10) PRIMARY KEY,</text:p>
      <text:p text:style-name="P2"><text:s text:c="4"/>TYPE CHAR(1),</text:p>
      <text:p text:style-name="P2"><text:s text:c="4"/>WAGE FLOAT,</text:p>
      <text:p text:style-name="P2"><text:s text:c="4"/>SALARY FLOAT,</text:p>
      <text:p text:style-name="P2"><text:s text:c="4"/>VERS INTEGER</text:p>
      <text:p text:style-name="P2">)</text:p>
      <text:p text:style-name="P2"/>
      <text:p text:style-name="P2">&lt;orm&gt;</text:p>
      <text:p text:style-name="P2"><text:tab/>&lt;package name="com.xyz"&gt;</text:p>
      <text:p text:style-name="P2"><text:tab/><text:tab/>&lt;class name="Employee" table="EMP"&gt;</text:p>
      <text:p text:style-name="P2"><text:tab/><text:tab/><text:tab/>&lt;inheritance strategy="new-table"&gt;</text:p>
      <text:p text:style-name="P2"><text:tab/><text:tab/><text:tab/><text:tab/>&lt;discriminator value="E" column="TYPE"/&gt;</text:p>
      <text:p text:style-name="P2"><text:tab/><text:tab/><text:tab/>&lt;/inheritance&gt;</text:p>
      <text:p text:style-name="P2"><text:tab/><text:tab/><text:tab/>&lt;version strategy="version-number" column="VERS"/&gt;</text:p>
      <text:p text:style-name="P2"><text:soft-page-break/><text:tab/><text:tab/><text:tab/>&lt;field name="ssn" column="SSN"/&gt;</text:p>
      <text:p text:style-name="P2"><text:tab/><text:tab/>&lt;/class&gt;</text:p>
      <text:p text:style-name="P2"><text:tab/><text:tab/>&lt;class name="PartTimeEmployee"&gt;</text:p>
      <text:p text:style-name="P2"><text:tab/><text:tab/><text:tab/>&lt;inheritance strategy="superclass-table"&gt;</text:p>
      <text:p text:style-name="P2"><text:tab/><text:tab/><text:tab/><text:tab/>&lt;discriminator value="P"/&gt;</text:p>
      <text:p text:style-name="P2"><text:tab/><text:tab/><text:tab/>&lt;/inheritance&gt;</text:p>
      <text:p text:style-name="P2"><text:tab/><text:tab/><text:tab/>&lt;field name="hourlyWage" column="WAGE"/&gt;</text:p>
      <text:p text:style-name="P2"><text:tab/><text:tab/>&lt;/class&gt;</text:p>
      <text:p text:style-name="P2"><text:tab/><text:tab/>&lt;class name="FullTimeEmployee"&gt;</text:p>
      <text:p text:style-name="P2"><text:tab/><text:tab/><text:tab/>&lt;inheritance strategy="superclass-table"&gt;</text:p>
      <text:p text:style-name="P2"><text:tab/><text:tab/><text:tab/><text:tab/>&lt;discriminator value="F"/&gt;</text:p>
      <text:p text:style-name="P2"><text:tab/><text:tab/><text:tab/>&lt;/inheritance&gt;</text:p>
      <text:p text:style-name="P2"><text:tab/><text:tab/><text:tab/>&lt;field name="salary" column="SALARY"/&gt;</text:p>
      <text:p text:style-name="P2"><text:tab/><text:tab/>&lt;/class&gt;</text:p>
      <text:p text:style-name="P2"><text:tab/>&lt;/package&gt;</text:p>
      <text:p text:style-name="P2">&lt;/orm&gt;</text:p>
      <text:h text:style-name="P11" text:outline-level="3">Inheritance with new-table and version</text:h>
      <text:p text:style-name="P3">Mapping each class to its own table, and using state-image versioning<text:span text:style-name="T6">. </text:span>Though a discriminator is not required for this inheritance pattern, this mapping chooses to use one to make some actions more efficient<text:span text:style-name="T6">. </text:span>It stores the full Java class name in each row of the base table. </text:p>
      <text:p text:style-name="P1"/>
      <text:p text:style-name="P2"><draw:frame draw:style-name="fr1" draw:name="Frame13" text:anchor-type="paragraph" svg:x="-0.0008in" svg:y="-0.0008in" fo:min-width="0.0161in" draw:z-index="34"><draw:text-box fo:min-height="0.0161in"><text:p text:style-name="Frame_20_contents"/></draw:text-box></draw:frame>CREATE TABLE EMP (</text:p>
      <text:p text:style-name="P2"><text:s text:c="4"/>SSN CHAR(10) PRIMARY KEY,</text:p>
      <text:p text:style-name="P2"><text:s text:c="4"/>JAVA_CLS VARCHAR(255)</text:p>
      <text:p text:style-name="P2">)</text:p>
      <text:p text:style-name="P2"/>
      <text:p text:style-name="P2">CREATE TABLE <text:s/>PART_EMP (</text:p>
      <text:p text:style-name="P2"><text:s text:c="4"/>EMP_SSN CHAR(10) PRIMARY KEY,</text:p>
      <text:p text:style-name="P2"><text:s text:c="4"/>WAGE FLOAT</text:p>
      <text:p text:style-name="P2">)</text:p>
      <text:p text:style-name="P2"/>
      <text:p text:style-name="P2">CREATE TABLE FULL_EMP (</text:p>
      <text:p text:style-name="P2"><text:s text:c="4"/>EMP_SSN CHAR(10) PRIMARY KEY,</text:p>
      <text:p text:style-name="P2"><text:s text:c="4"/>SALARY FLOAT</text:p>
      <text:p text:style-name="P2">)</text:p>
      <text:p text:style-name="P2"/>
      <text:p text:style-name="P2">&lt;orm&gt;</text:p>
      <text:p text:style-name="P2"><text:tab/>&lt;package name="com.xyz"&gt;</text:p>
      <text:p text:style-name="P2"><text:tab/><text:tab/>&lt;class name="Employee" table="EMP"&gt;</text:p>
      <text:p text:style-name="P2"><text:tab/><text:tab/><text:tab/>&lt;inheritance strategy="new-table"&gt;</text:p>
      <text:p text:style-name="P2"><text:tab/><text:tab/><text:tab/><text:tab/>&lt;discriminator strategy="class-name" column="JAVA_CLS"/&gt;</text:p>
      <text:p text:style-name="P2"><text:tab/><text:tab/><text:tab/>&lt;/inheritance&gt;</text:p>
      <text:p text:style-name="P2"><text:tab/><text:tab/><text:tab/>&lt;version strategy="state-comparison"/&gt;</text:p>
      <text:p text:style-name="P2"><text:tab/><text:tab/><text:tab/>&lt;field name="ssn" column="SSN"/&gt;</text:p>
      <text:p text:style-name="P2"><text:tab/><text:tab/>&lt;/class&gt;</text:p>
      <text:p text:style-name="P2"><text:tab/><text:tab/>&lt;class name="PartTimeEmployee" table="PART_EMP"&gt;</text:p>
      <text:p text:style-name="P2"><text:tab/><text:tab/><text:tab/>&lt;inheritance strategy="new-table"&gt;</text:p>
      <text:p text:style-name="P2"><text:tab/><text:tab/><text:tab/><text:tab/>&lt;join column="EMP_SSN"/&gt;</text:p>
      <text:p text:style-name="P2"><text:tab/><text:tab/><text:tab/>&lt;/inheritance&gt;</text:p>
      <text:p text:style-name="P2"><text:tab/><text:tab/><text:tab/>&lt;field name="hourlyWage" column="WAGE"/&gt;</text:p>
      <text:p text:style-name="P2"><text:tab/><text:tab/>&lt;/class&gt;</text:p>
      <text:p text:style-name="P2"><text:tab/><text:tab/>&lt;class name="FullTimeEmployee" table="FULL_EMP"&gt;</text:p>
      <text:p text:style-name="P2"><text:tab/><text:tab/><text:tab/>&lt;inheritance strategy="new-table"&gt;</text:p>
      <text:p text:style-name="P2"><text:soft-page-break/><text:tab/><text:tab/><text:tab/><text:tab/>&lt;join column="EMP_SSN"/&gt;</text:p>
      <text:p text:style-name="P2"><text:tab/><text:tab/><text:tab/>&lt;/inheritance&gt;</text:p>
      <text:p text:style-name="P2"><text:tab/><text:tab/><text:tab/>&lt;field name="salary" column="SALARY"/&gt;</text:p>
      <text:p text:style-name="P2"><text:tab/><text:tab/>&lt;/class&gt;</text:p>
      <text:p text:style-name="P2"><text:tab/>&lt;/package&gt;</text:p>
      <text:p text:style-name="P2">&lt;/orm&gt;</text:p>
      <text:h text:style-name="P11" text:outline-level="3">Inheritance with subclass-table</text:h>
      <text:p text:style-name="P3">This example maps superclass fields to each subclass table. </text:p>
      <text:p text:style-name="P1"/>
      <text:p text:style-name="P2"><draw:frame draw:style-name="fr1" draw:name="Frame14" text:anchor-type="paragraph" svg:x="-0.0008in" svg:y="-0.0008in" fo:min-width="0.0161in" draw:z-index="35"><draw:text-box fo:min-height="0.0161in"><text:p text:style-name="Frame_20_contents"/></draw:text-box></draw:frame>CREATE TABLE <text:s/>PART_EMP (</text:p>
      <text:p text:style-name="P2"><text:s text:c="4"/>EMP_SSN CHAR(10) PRIMARY KEY,</text:p>
      <text:p text:style-name="P2"><text:s text:c="4"/>WAGE FLOAT</text:p>
      <text:p text:style-name="P2">)</text:p>
      <text:p text:style-name="P2"/>
      <text:p text:style-name="P2">CREATE TABLE FULL_EMP (</text:p>
      <text:p text:style-name="P2"><text:s text:c="4"/>EMP_SSN CHAR(10) PRIMARY KEY,</text:p>
      <text:p text:style-name="P2"><text:s text:c="4"/>SALARY FLOAT</text:p>
      <text:p text:style-name="P2">)</text:p>
      <text:p text:style-name="P2"/>
      <text:p text:style-name="P2">&lt;orm&gt;</text:p>
      <text:p text:style-name="P2"><text:tab/>&lt;package name="com.xyz"&gt;</text:p>
      <text:p text:style-name="P2"><text:tab/><text:tab/>&lt;class name="Employee"&gt;</text:p>
      <text:p text:style-name="P2"><text:tab/><text:tab/><text:tab/>&lt;inheritance strategy="subclass-table"/&gt;</text:p>
      <text:p text:style-name="P2"><text:tab/><text:tab/>&lt;/class&gt;</text:p>
      <text:p text:style-name="P2"><text:tab/><text:tab/>&lt;class name="PartTimeEmployee" table="PART_EMP"&gt;</text:p>
      <text:p text:style-name="P2"><text:tab/><text:tab/><text:tab/>&lt;inheritance strategy="new-table"/&gt;</text:p>
      <text:p text:style-name="P2"><text:tab/><text:tab/><text:tab/>&lt;field name="Employee.ssn" column="EMP_SSN"/&gt;</text:p>
      <text:p text:style-name="P2"><text:tab/><text:tab/><text:tab/>&lt;field name="hourlyWage" column="WAGE"/&gt;</text:p>
      <text:p text:style-name="P2"><text:tab/><text:tab/>&lt;/class&gt;</text:p>
      <text:p text:style-name="P2"><text:tab/><text:tab/>&lt;class name="FullTimeEmployee" table="FULL_EMP"&gt;</text:p>
      <text:p text:style-name="P2"><text:tab/><text:tab/><text:tab/>&lt;inheritance strategy="new-table"/&gt;</text:p>
      <text:p text:style-name="P2"><text:tab/><text:tab/><text:tab/>&lt;field name="Employee.ssn" column="EMP_SSN"/&gt;</text:p>
      <text:p text:style-name="P2"><text:tab/><text:tab/><text:tab/>&lt;field name="salary" column="SALARY"/&gt;</text:p>
      <text:p text:style-name="P2"><text:tab/><text:tab/>&lt;/class&gt;</text:p>
      <text:p text:style-name="P2"><text:tab/>&lt;/package&gt;</text:p>
      <text:p text:style-name="P2">&lt;/orm&gt;</text:p>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7</meta:editing-cycles>
    <meta:creation-date>2012-06-24T15:53:53.75</meta:creation-date>
    <meta:editing-duration>PT1H19M13S</meta:editing-duration>
    <meta:generator>OpenOffice/4.1.10$Win32 OpenOffice.org_project/4110m2$Build-9807</meta:generator>
    <dc:title>JDO_Chapter</dc:title>
    <dc:date>2021-08-29T18:18:56.84</dc:date>
    <meta:document-statistic meta:table-count="0" meta:image-count="9" meta:object-count="0" meta:page-count="20" meta:paragraph-count="691" meta:word-count="4943" meta:character-count="3527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